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300000189A474126B.png" manifest:media-type=""/>
  <manifest:file-entry manifest:full-path="Pictures/100002000000089D000005E47842EDEB.png" manifest:media-type=""/>
  <manifest:file-entry manifest:full-path="Pictures/1000000000000589000003CE7AC8834D.jpg" manifest:media-type=""/>
  <manifest:file-entry manifest:full-path="Pictures/10000201000005AB00000006CE524E21.png" manifest:media-type=""/>
  <manifest:file-entry manifest:full-path="Pictures/2000003D000068DE00000DEB7AA6CAC1.svm" manifest:media-type=""/>
  <manifest:file-entry manifest:full-path="Pictures/100000000000004000000040D3C0D57C.jpg" manifest:media-type=""/>
  <manifest:file-entry manifest:full-path="Pictures/2000003D000068DE00000DEB7F4B225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/>
    <style:font-face style:name="Ubuntu Beta2" svg:font-family="'Ubuntu Beta'"/>
    <style:font-face style:name="UbuntuBeta1" svg:font-family="UbuntuBeta"/>
    <style:font-face style:name="UbuntuBeta-Regular3" svg:font-family="UbuntuBeta-Regular"/>
    <style:font-face style:name="tP'1Dïÿ¿(^P'11" svg:font-family="tP'1Dïÿ¿(^P'1"/>
    <style:font-face style:name="ÉqÉâÉMÉmäpÉS ProN W32" svg:font-family="'ÉqÉâÉMÉmäpÉS ProN W3'"/>
    <style:font-face style:name="ã…ïÿ¿(^P'11" svg:font-family="ã…ïÿ¿(^P'1"/>
    <style:font-face style:name="Times-Roman1" svg:font-family="Times-Roman" style:font-family-generic="roman"/>
    <style:font-face style:name="FreeSans2" svg:font-family="FreeSans" style:font-family-generic="swiss"/>
    <style:font-face style:name="Helvetica1" svg:font-family="Helvetica" style:font-family-generic="swiss"/>
    <style:font-face style:name="UbuntuBeta-Regular1" svg:font-family="UbuntuBeta-Regular" style:font-family-generic="swiss"/>
    <style:font-face style:name="Arial1" svg:font-family="Arial" style:font-pitch="variable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" svg:font-family="UbuntuBeta" style:font-pitch="variable"/>
    <style:font-face style:name="UbuntuBeta-Regular2" svg:font-family="UbuntuBeta-Regular" style:font-pitch="variable"/>
    <style:font-face style:name="tP'1Dïÿ¿(^P'1" svg:font-family="tP'1Dïÿ¿(^P'1" style:font-pitch="variable"/>
    <style:font-face style:name="ÉqÉâÉMÉmäpÉS ProN W31" svg:font-family="'ÉqÉâÉMÉmäpÉS ProN W3'" style:font-pitch="variable"/>
    <style:font-face style:name="ã…ïÿ¿(^P'1" svg:font-family="ã…ïÿ¿(^P'1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3" svg:font-family="'Lucida Sans'" style:font-family-generic="roman" style:font-pitch="variable"/>
    <style:font-face style:name="SimSun3" svg:font-family="SimSun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fo:min-height="3.56cm"/>
    </style:style>
    <style:style style:name="gr4" style:family="graphic" style:parent-style-name="standard">
      <style:graphic-properties draw:stroke="solid" svg:stroke-color="#000000" draw:fill="none" draw:fill-color="#ffffff" fo:min-height="3.55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dc23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11" style:family="graphic" style:parent-style-name="standard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opacity="25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25%"/>
    </style:style>
    <style:style style:name="gr1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solid" draw:fill-color="#99ccff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16" style:family="graphic" style:parent-style-name="standard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solid" draw:fill-color="#00ff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opacity="25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25%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25%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c23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25%"/>
    </style:style>
    <style:style style:name="gr22" style:family="graphic" style:parent-style-name="standard">
      <style:graphic-properties draw:stroke="solid" svg:stroke-width="0.051cm" svg:stroke-color="#000000" draw:marker-start="" draw:marker-start-width="0.279cm" draw:marker-start-center="false" draw:marker-end="Arrow" draw:marker-end-width="0.381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/>
    </style:style>
    <style:style style:name="gr23" style:family="graphic" style:parent-style-name="standard">
      <style:graphic-properties draw:stroke="none" draw:fill-color="#dc2300" draw:opacity="25%" draw:textarea-horizontal-align="justify" draw:textarea-vertical-align="middle" draw:auto-grow-height="false" draw:shadow-opacity="25%"/>
    </style:style>
    <style:style style:name="gr24" style:family="graphic" style:parent-style-name="standard">
      <style:graphic-properties draw:stroke="none" draw:fill-color="#00ff00" draw:opacity="25%" draw:textarea-horizontal-align="justify" draw:textarea-vertical-align="middle" draw:auto-grow-height="false" draw:shadow-opacity="25%"/>
    </style:style>
    <style:style style:name="gr25" style:family="graphic" style:parent-style-name="standard">
      <style:graphic-properties draw:stroke="none" draw:fill-color="#99ccff" draw:opacity="25%" draw:textarea-horizontal-align="justify" draw:textarea-vertical-align="middle" draw:auto-grow-height="false" draw:shadow-opacity="25%"/>
    </style:style>
    <style:style style:name="gr26" style:family="graphic" style:parent-style-name="standard">
      <style:graphic-properties draw:stroke="solid" svg:stroke-color="#000000" draw:fill="none" draw:fill-color="#99ccff" draw:opacity="100%" draw:textarea-horizontal-align="left" draw:auto-grow-height="true" draw:auto-grow-width="true" fo:min-height="0.131cm" fo:min-width="0cm" draw:shadow-opacity="100%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99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3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8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6cm" fo:min-width="0.238cm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.683cm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03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229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>
      <style:graphic-properties style:protect="position size"/>
    </style:style>
    <style:style style:name="gr4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00ff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49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="solid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4" style:family="graphic" style:parent-style-name="objectwithoutfill">
      <style:graphic-properties svg:stroke-color="#ff0000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3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86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3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37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41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4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0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6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1.3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6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4cm" fo:min-width="0.43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1.926cm"/>
    </style:style>
    <style:style style:name="gr67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c2300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87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7cm" fo:min-width="1.03cm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99ccff" draw:opacity="25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25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1.918cm"/>
    </style:style>
    <style:style style:name="pr1" style:family="presentation" style:parent-style-name="canonical_25_20master_25_20deck2-title">
      <style:graphic-properties fo:min-height="5.813cm"/>
    </style:style>
    <style:style style:name="pr2" style:family="presentation" style:parent-style-name="canonical_25_20master_25_20deck2-outline1">
      <style:graphic-properties fo:min-height="4.354cm"/>
    </style:style>
    <style:style style:name="pr3" style:family="presentation" style:parent-style-name="canonical_25_20master_25_20deck2-notes">
      <style:graphic-properties draw:fill-color="#ffffff" draw:auto-grow-height="true" fo:min-height="13.364cm"/>
    </style:style>
    <style:style style:name="pr4" style:family="presentation" style:parent-style-name="canonical_25_20master_25_20deck-title">
      <style:graphic-properties fo:min-height="0.371cm"/>
    </style:style>
    <style:style style:name="pr5" style:family="presentation" style:parent-style-name="canonical_25_20master_25_20deck-outline1" style:list-style-name="L3">
      <style:graphic-properties draw:fit-to-size="false" fo:min-height="3cm"/>
    </style:style>
    <style:style style:name="pr6" style:family="presentation" style:parent-style-name="canonical_25_20master_25_20deck-notes">
      <style:graphic-properties draw:fill-color="#ffffff" draw:auto-grow-height="true" fo:min-height="13.364cm"/>
    </style:style>
    <style:style style:name="pr7" style:family="presentation" style:parent-style-name="canonical_25_20master_25_20deck-outline1" style:list-style-name="L3">
      <style:graphic-properties draw:fit-to-size="false" fo:min-height="11.929cm"/>
    </style:style>
    <style:style style:name="pr8" style:family="presentation" style:parent-style-name="canonical_25_20master_25_20deck-outline1" style:list-style-name="L3">
      <style:graphic-properties draw:fit-to-size="false" fo:min-height="11.929cm"/>
    </style:style>
    <style:style style:name="pr9" style:family="presentation" style:parent-style-name="canonical_25_20master_25_20deck-title">
      <style:graphic-properties draw:auto-grow-height="true" fo:min-height="0.622cm"/>
    </style:style>
    <style:style style:name="pr10" style:family="presentation" style:parent-style-name="canonical_25_20master_25_20deck-outline1" style:list-style-name="L3">
      <style:graphic-properties draw:fit-to-size="false" fo:min-height="11.929cm"/>
    </style:style>
    <style:style style:name="pr11" style:family="presentation" style:parent-style-name="canonical_25_20master_25_20deck-outline1" style:list-style-name="L3">
      <style:graphic-properties draw:fit-to-size="false" fo:min-height="15.5cm"/>
    </style:style>
    <style:style style:name="pr12" style:family="presentation" style:parent-style-name="canonical_25_20master_25_20deck-outline1" style:list-style-name="L3">
      <style:graphic-properties draw:fit-to-size="false" fo:min-height="15.5cm"/>
    </style:style>
    <style:style style:name="pr13" style:family="presentation" style:parent-style-name="canonical_25_20master_25_20deck-outline1" style:list-style-name="L3">
      <style:graphic-properties draw:fit-to-size="false" fo:min-height="15.5cm"/>
    </style:style>
    <style:style style:name="pr14" style:family="presentation" style:parent-style-name="canonical_25_20master_25_20deck-outline1" style:list-style-name="L3">
      <style:graphic-properties draw:fit-to-size="false" fo:min-height="15.5cm"/>
    </style:style>
    <style:style style:name="pr15" style:family="presentation" style:parent-style-name="canonical_25_20master_25_20deck-outline1" style:list-style-name="L3">
      <style:graphic-properties draw:fit-to-size="false" fo:min-height="15.5cm"/>
    </style:style>
    <style:style style:name="pr16" style:family="presentation" style:parent-style-name="canonical_25_20master_25_20deck-outline1" style:list-style-name="L3">
      <style:graphic-properties draw:fit-to-size="false" fo:min-height="15.5cm"/>
    </style:style>
    <style:style style:name="pr17" style:family="presentation" style:parent-style-name="canonical_25_20master_25_20deck-outline1" style:list-style-name="L3">
      <style:graphic-properties draw:fit-to-size="false" fo:min-height="15.5cm"/>
    </style:style>
    <style:style style:name="pr18" style:family="presentation" style:parent-style-name="canonical_25_20master_25_20deck2-title">
      <style:graphic-properties draw:auto-grow-height="true" fo:min-height="2.592cm"/>
    </style:style>
    <style:style style:name="pr19" style:family="presentation" style:parent-style-name="canonical_25_20master_25_20deck2-outline1">
      <style:graphic-properties draw:auto-grow-height="true" fo:min-height="13.86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style:paragraph-properties style:text-autospace="none"/>
    </style:style>
    <style:style style:name="P5" style:family="paragraph">
      <style:text-properties fo:color="#772953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color="#000000" style:font-name="Ubuntu"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000000" style:font-name="Ubuntu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text-properties fo:color="#000000" style:font-name="Ubuntu" fo:font-size="18pt" style:font-size-asian="18pt" style:font-size-complex="18pt"/>
    </style:style>
    <style:style style:name="P13" style:family="paragraph">
      <style:paragraph-properties fo:margin-top="0cm" fo:margin-bottom="0.25cm" fo:line-height="120%" fo:text-align="center"/>
    </style:style>
    <style:style style:name="P14" style:family="paragraph">
      <style:paragraph-properties fo:margin-top="0cm" fo:margin-bottom="0.25cm" fo:line-height="120%" fo:text-align="center"/>
      <style:text-properties fo:color="#ffffff" style:font-name="Ubuntu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Lohit Hind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text-properties fo:font-size="13pt" style:font-size-asian="13pt" style:font-size-complex="13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text-properties fo:color="#000000" style:font-name="Ubuntu" fo:font-size="16pt" style:font-size-asian="16pt" style:font-size-complex="16pt"/>
    </style:style>
    <style:style style:name="P32" style:family="paragraph">
      <style:text-properties fo:font-size="15pt" style:font-size-asian="15pt" style:font-size-complex="15pt"/>
    </style:style>
    <style:style style:name="P33" style:family="paragraph">
      <style:text-properties fo:font-size="20pt" style:font-size-asian="20pt" style:font-size-complex="20pt"/>
    </style:style>
    <style:style style:name="P34" style:family="paragraph">
      <style:paragraph-properties fo:line-height="110%"/>
    </style:style>
    <style:style style:name="P35" style:family="paragraph">
      <style:paragraph-properties fo:line-height="110%"/>
      <style:text-properties fo:color="#dd4814"/>
    </style:style>
    <style:style style:name="P36" style:family="paragraph">
      <style:text-properties fo:color="#ffffff"/>
    </style:style>
    <style:style style:name="T1" style:family="text">
      <style:text-properties fo:color="#ffffff" style:font-name="Ubuntu" fo:font-size="36pt" style:font-name-asian="UbuntuBeta-Regular1" style:font-size-asian="36pt" style:font-name-complex="UbuntuBeta-Regular1" style:font-size-complex="36pt"/>
    </style:style>
    <style:style style:name="T2" style:family="text">
      <style:text-properties fo:color="#dd4814" style:font-name="Ubuntu" fo:font-size="22pt" style:font-name-asian="UbuntuBeta-Regular1" style:font-size-asian="22pt" style:font-name-complex="UbuntuBeta-Regular1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3" style:font-size-asian="12pt" style:font-name-complex="UbuntuBeta-Regular3" style:font-size-complex="12pt"/>
    </style:style>
    <style:style style:name="T5" style:family="text">
      <style:text-properties fo:color="#772953" style:text-outline="false" style:text-line-through-style="none" style:font-name="Ubuntu" fo:font-size="22pt" fo:language="en" fo:country="GB" fo:font-style="normal" fo:text-shadow="none" style:text-underline-style="none" fo:font-weight="normal" style:letter-kerning="true" style:font-name-asian="ÉqÉâÉMÉmäpÉS ProN W32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Ubuntu" fo:font-size="32pt" style:font-size-asian="32pt" style:font-size-complex="32pt"/>
    </style:style>
    <style:style style:name="T7" style:family="text">
      <style:text-properties fo:color="#000000" style:font-name="Ubuntu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color="#000000" style:font-name="Ubuntu" fo:font-size="18pt" style:font-size-asian="18pt" style:font-size-complex="18pt"/>
    </style:style>
    <style:style style:name="T10" style:family="text">
      <style:text-properties fo:color="#ffffff" style:text-outline="false" style:text-line-through-style="none" style:font-name="Ubuntu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Lohit Hind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000000"/>
    </style:style>
    <style:style style:name="T17" style:family="text">
      <style:text-properties fo:color="#800080"/>
    </style:style>
    <style:style style:name="T18" style:family="text">
      <style:text-properties fo:color="#000000" style:font-name="Ubuntu"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dd4814"/>
    </style:style>
    <style:style style:name="T2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AppArmor Labeling Model</text:span><text:span text:style-name="T1"><text:line-break/></text:span><text:span text:style-name="T2">Linux Security Summit 2013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John Johansen</text:span></text:p>
            <text:p text:style-name="P2"><text:span text:style-name="T3">john.johansen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September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Label Model</text:span></text:p>
          </draw:text-box>
        </draw:frame>
        <draw:frame presentation:style-name="pr5" draw:text-style-name="P7" draw:layer="layout" svg:width="25cm" svg:height="4.448cm" svg:x="2cm" svg:y="7cm" presentation:class="outline" presentation:user-transformed="true">
          <draw:text-box>
            <text:p text:style-name="P6"><text:span text:style-name="T6">A Modified Domain Type Enforcement (DTE)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7">The profile is the domain type 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>Really!</text:span></text:p>
              <text:p text:style-name="P8"><text:span text:style-name="T8"/></text:p>
              <text:p text:style-name="P8"><text:span text:style-name="T8">Integral to extending apparmor mediation</text:span></text:p>
              <text:p text:style-name="P8"><text:span text:style-name="T8">- caveat stacking &amp; delegation</text:span></text:p>
              <text:p text:style-name="P8"><text:span text:style-name="T8"/></text:p>
              <text:p text:style-name="P8"><text:span text:style-name="T8">Not just about storing labels on disk</text:span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3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DTE</text:span></text:p>
          </draw:text-box>
        </draw:frame>
        <draw:frame presentation:style-name="pr7" draw:text-style-name="P10" draw:layer="layout" svg:width="25.199cm" svg:height="12.933cm" svg:x="1.401cm" svg:y="3.5cm" presentation:class="outline" presentation:user-transformed="true">
          <draw:text-box>
            <text:list text:style-name="L3">
              <text:list-item>
                <text:p text:style-name="P9"><text:span text:style-name="T7">Modified Type Enforcement (TE)</text:span></text:p>
                <text:list>
                  <text:list-item>
                    <text:p text:style-name="P9"><text:span text:style-name="T7">Split rules into</text:span></text:p>
                    <text:list>
                      <text:list-item>
                        <text:p text:style-name="P9"><text:span text:style-name="T7">Domain type</text:span></text:p>
                        <text:list>
                          <text:list-item>
                            <text:p text:style-name="P9"><text:span text:style-name="T7">Reduce table size</text:span></text:p>
                          </text:list-item>
                        </text:list>
                      </text:list-item>
                      <text:list-item>
                        <text:p text:style-name="P9"><text:span text:style-name="T7">Object type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Didn't directly store type</text:span></text:p>
                <text:list>
                  <text:list-item>
                    <text:p text:style-name="P9"><text:span text:style-name="T7">side DB using directory layout</text:span></text:p>
                  </text:list-item>
                  <text:list-item>
                    <text:p text:style-name="P9"><text:span text:style-name="T7">Labeling implicit for most objects</text:span></text:p>
                  </text:list-item>
                  <text:list-item>
                    <text:p text:style-name="P9"><text:span text:style-name="T7">Exception labels stored in separate DB</text:span></text:p>
                  </text:list-item>
                </text:list>
              </text:list-item>
              <text:list-item>
                <text:p text:style-name="P9"><text:span text:style-name="T7">Used a permission cross check for communication</text:span></text:p>
              </text:list-item>
            </text:list>
          </draw:text-box>
        </draw:frame>
        <draw:g>
          <draw:frame draw:style-name="gr2" draw:layer="layout" svg:width="1.662cm" svg:height="0.962cm" svg:x="18.679cm" svg:y="2.855cm">
            <draw:text-box>
              <text:p>subj</text:p>
            </draw:text-box>
          </draw:frame>
          <draw:frame draw:style-name="gr2" draw:layer="layout" svg:width="1.344cm" svg:height="0.962cm" svg:x="20.712cm" svg:y="2.855cm">
            <draw:text-box>
              <text:p>obj</text:p>
            </draw:text-box>
          </draw:frame>
          <draw:frame draw:style-name="gr2" draw:layer="layout" svg:width="2.263cm" svg:height="0.962cm" svg:x="21.992cm" svg:y="2.855cm">
            <draw:text-box>
              <text:p>perms</text:p>
            </draw:text-box>
          </draw:frame>
          <draw:frame draw:style-name="gr3" draw:layer="layout" svg:width="1.905cm" svg:height="3.81cm" svg:x="18.5cm" svg:y="3.69cm">
            <draw:text-box>
              <text:p>A_t</text:p>
              <text:p>A_t</text:p>
              <text:p>B_t</text:p>
              <text:p>...</text:p>
            </draw:text-box>
          </draw:frame>
          <draw:frame draw:style-name="gr4" draw:layer="layout" svg:width="1.905cm" svg:height="3.806cm" svg:x="20.405cm" svg:y="3.694cm">
            <draw:text-box>
              <text:p>x_t</text:p>
              <text:p>y_t</text:p>
              <text:p>z_t</text:p>
              <text:p>...</text:p>
            </draw:text-box>
          </draw:frame>
          <draw:frame draw:style-name="gr3" draw:layer="layout" svg:width="1.81cm" svg:height="3.81cm" svg:x="22.31cm" svg:y="3.69cm">
            <draw:text-box>
              <text:p>r</text:p>
              <text:p>rw</text:p>
              <text:p>r</text:p>
              <text:p>...</text:p>
            </draw:text-box>
          </draw:frame>
        </draw:g>
        <draw:g>
          <draw:frame draw:style-name="gr2" draw:layer="layout" svg:width="1.344cm" svg:height="0.962cm" svg:x="19.807cm" svg:y="9.355cm">
            <draw:text-box>
              <text:p>obj</text:p>
            </draw:text-box>
          </draw:frame>
          <draw:frame draw:style-name="gr2" draw:layer="layout" svg:width="2.263cm" svg:height="0.962cm" svg:x="21.087cm" svg:y="9.355cm">
            <draw:text-box>
              <text:p>perms</text:p>
            </draw:text-box>
          </draw:frame>
          <draw:frame draw:style-name="gr4" draw:layer="layout" svg:width="1.905cm" svg:height="3.806cm" svg:x="19.5cm" svg:y="10.194cm">
            <draw:text-box>
              <text:p>x_t</text:p>
              <text:p>y_t</text:p>
              <text:p>...</text:p>
            </draw:text-box>
          </draw:frame>
          <draw:frame draw:style-name="gr3" draw:layer="layout" svg:width="1.841cm" svg:height="3.81cm" svg:x="21.405cm" svg:y="10.19cm">
            <draw:text-box>
              <text:p>r</text:p>
              <text:p>rw</text:p>
              <text:p>...</text:p>
            </draw:text-box>
          </draw:frame>
          <draw:frame draw:style-name="gr2" draw:layer="layout" svg:width="0.925cm" svg:height="0.962cm" svg:x="20.96cm" svg:y="8.529cm">
            <draw:text-box>
              <text:p>A</text:p>
            </draw:text-box>
          </draw:frame>
          <draw:custom-shape draw:style-name="gr5" draw:text-style-name="P11" draw:layer="layout" svg:width="3.746cm" svg:height="5.398cm" svg:x="19.5cm" svg:y="8.6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>Note how domain type A gets the rules</text:span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4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AppArmor</text:span></text:p>
          </draw:text-box>
        </draw:frame>
        <draw:frame presentation:style-name="pr8" draw:text-style-name="P12" draw:layer="layout" svg:width="25.199cm" svg:height="14.457cm" svg:x="1.401cm" svg:y="3.5cm" presentation:class="outline" presentation:user-transformed="true">
          <draw:text-box>
            <text:list text:style-name="L3">
              <text:list-item>
                <text:p><text:span text:style-name="T9">Profile (Domain type - usually)</text:span></text:p>
                <text:list>
                  <text:list-item>
                    <text:p><text:span text:style-name="T9">Authored from Subject point of view</text:span></text:p>
                  </text:list-item>
                  <text:list-item>
                    <text:p><text:span text:style-name="T9">Confines a Subject</text:span></text:p>
                  </text:list-item>
                  <text:list-item>
                    <text:p><text:span text:style-name="T9">Contains</text:span></text:p>
                    <text:list>
                      <text:list-item>
                        <text:p><text:span text:style-name="T9">Flags that modify those rules</text:span></text:p>
                      </text:list-item>
                      <text:list-item>
                        <text:p><text:span text:style-name="T9">Rules</text:span></text:p>
                        <text:list>
                          <text:list-item>
                            <text:p><text:span text:style-name="T9">Usually address based</text:span></text:p>
                          </text:list-item>
                          <text:list-item>
                            <text:p><text:span text:style-name="T9">Can be label bas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Every task in the system confined by at least 1 profile</text:span></text:p>
                  </text:list-item>
                </text:list>
              </text:list-item>
              <text:list-item>
                <text:p><text:span text:style-name="T9">Domain type</text:span></text:p>
                <text:list>
                  <text:list-item>
                    <text:p><text:span text:style-name="T9">can be more than 1 profile (stacking)</text:span></text:p>
                  </text:list-item>
                  <text:list-item>
                    <text:p><text:span text:style-name="T9">If more than 1 profile a dynamic label composition of the profiles created</text:span></text:p>
                  </text:list-item>
                </text:list>
              </text:list-item>
              <text:list-item>
                <text:p><text:span text:style-name="T9">Not usually stored on ob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>Domain/Profile is the subject type and is stored on tasks</text:span></text:p>
              <text:p text:style-name="P8"><text:span text:style-name="T8"/></text:p>
              <text:p text:style-name="P8"><text:span text:style-name="T8">Flags</text:span></text:p>
              <text:p text:style-name="P8"><text:span text:style-name="T8">- special unconfined flag</text:span></text:p>
              <text:p text:style-name="P8"><text:span text:style-name="T8">- complain mode</text:span></text:p>
              <text:p text:style-name="P8"><text:span text:style-name="T8"/></text:p>
              <text:p text:style-name="P8"><text:span text:style-name="T8">AppArmor profiles different from DTE in that the object “typing” is split between different profiles, resolved lazily at run time</text:span></text:p>
              <text:p text:style-name="P8"><text:span text:style-name="T8"/></text:p>
              <text:p text:style-name="P8"><text:span text:style-name="T8">Stack is handled at runtime as intersection of profiles</text:span></text:p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5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0.245cm" svg:height="0.873cm" svg:x="2cm" svg:y="1.127cm" presentation:class="title" presentation:user-transformed="true">
          <draw:text-box>
            <text:p>Deriving implicit types – single profile <text:s text:c="2"/></text:p>
          </draw:text-box>
        </draw:frame>
        <draw:frame draw:style-name="gr6" draw:layer="layout" svg:width="0.502cm" svg:height="1.195cm" svg:x="10cm" svg:y="-2cm">
          <draw:text-box>
            <text:p/>
          </draw:text-box>
        </draw:frame>
        <draw:frame draw:style-name="gr7" draw:text-style-name="P14" draw:layer="layout" svg:width="6.126cm" svg:height="0.814cm" svg:x="2.437cm" svg:y="6.626cm">
          <draw:text-box>
            <text:list text:style-name="L5">
              <text:list-item>
                <text:p text:style-name="P13"><text:span text:style-name="T10">Web browsing</text:span></text:p>
              </text:list-item>
            </text:list>
          </draw:text-box>
        </draw:frame>
        <draw:frame draw:style-name="gr8" draw:text-style-name="P14" draw:layer="layout" svg:width="8.526cm" svg:height="0.814cm" svg:x="14.1cm" svg:y="15.329cm">
          <draw:text-box>
            <text:list text:style-name="L5">
              <text:list-item>
                <text:p text:style-name="P13"><text:span text:style-name="T10">Ubuntu One</text:span></text:p>
              </text:list-item>
            </text:list>
          </draw:text-box>
        </draw:frame>
        <draw:frame draw:style-name="gr9" draw:text-style-name="P14" draw:layer="layout" svg:width="6.126cm" svg:height="0.814cm" svg:x="10.937cm" svg:y="6.626cm">
          <draw:text-box>
            <text:list text:style-name="L5">
              <text:list-item>
                <text:p text:style-name="P13"><text:span text:style-name="T10">Social and email</text:span></text:p>
              </text:list-item>
            </text:list>
          </draw:text-box>
        </draw:frame>
        <draw:g>
          <draw:g>
            <draw:custom-shape draw:style-name="gr10" draw:text-style-name="P15" draw:layer="layout" svg:width="3.176cm" svg:height="5.081cm" svg:x="3cm" svg:y="7.8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5" draw:layer="layout" svg:width="3.176cm" svg:height="3.811cm" svg:x="3cm" svg:y="7.84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6" draw:layer="layout" svg:width="3.176cm" svg:height="5.081cm" svg:x="3cm" svg:y="7.84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7" draw:layer="layout" svg:x1="3cm" svg:y1="8.666cm" svg:x2="6.175cm" svg:y2="8.666cm">
              <text:p/>
            </draw:line>
            <draw:frame draw:style-name="gr14" draw:text-style-name="P19" draw:layer="layout" svg:width="0.925cm" svg:height="0.962cm" svg:x="4.125cm" svg:y="7.706cm">
              <draw:text-box>
                <text:p text:style-name="P18"><text:span text:style-name="T11">A</text:span></text:p>
              </draw:text-box>
            </draw:frame>
            <draw:custom-shape draw:style-name="gr15" draw:text-style-name="P15" draw:layer="layout" svg:width="3.176cm" svg:height="1.271cm" svg:x="3cm" svg:y="9.11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20" draw:layer="layout" svg:width="1.374cm" svg:height="0.729cm" svg:x="3.314cm" svg:y="9.429cm">
              <draw:text-box>
                <text:p text:style-name="P18"><text:span text:style-name="T12">/a* r,</text:span></text:p>
              </draw:text-box>
            </draw:frame>
            <draw:custom-shape draw:style-name="gr16" draw:text-style-name="P15" draw:layer="layout" svg:width="3.176cm" svg:height="1.271cm" svg:x="3cm" svg:y="10.382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21" draw:layer="layout" svg:width="2.221cm" svg:height="1.207cm" svg:x="3.314cm" svg:y="10.389cm">
              <draw:text-box>
                <text:p text:style-name="P18"><text:span text:style-name="T13">/b* <text:s text:c="5"/>w,</text:span></text:p>
                <text:p text:style-name="P18"><text:span text:style-name="T13">/ab{c,} w,</text:span></text:p>
              </draw:text-box>
            </draw:frame>
            <draw:frame draw:style-name="gr18" draw:text-style-name="P21" draw:layer="layout" svg:width="2.669cm" svg:height="1.207cm" svg:x="3.314cm" svg:y="11.652cm">
              <draw:text-box>
                <text:p text:style-name="P18"><text:span text:style-name="T13">/c <text:s/>k,</text:span></text:p>
                <text:p text:style-name="P18"><text:span text:style-name="T13">/{a,}{b,}c <text:s/>k,</text:span></text:p>
              </draw:text-box>
            </draw:frame>
            <draw:frame draw:style-name="gr18" draw:text-style-name="P21" draw:layer="layout" svg:width="1.895cm" svg:height="0.729cm" svg:x="3.314cm" svg:y="8.514cm">
              <draw:text-box>
                <text:p text:style-name="P18"><text:span text:style-name="T13">/abc rk,</text:span></text:p>
              </draw:text-box>
            </draw:frame>
          </draw:g>
          <draw:g>
            <draw:custom-shape draw:style-name="gr19" draw:text-style-name="P16" draw:layer="layout" svg:width="6.351cm" svg:height="6.353cm" svg:x="8.08cm" svg:y="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6" draw:layer="layout" svg:width="6.351cm" svg:height="6.353cm" svg:x="11.255cm" svg:y="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6" draw:layer="layout" svg:width="6.351cm" svg:height="6.353cm" svg:x="9.669cm" svg:y="8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3" draw:layer="layout" svg:width="2.259cm" svg:height="1.207cm" svg:x="8.124cm" svg:y="8.26cm">
              <draw:text-box>
                <text:p text:style-name="P22"><text:span text:style-name="T12">/a[^b]* r,</text:span></text:p>
                <text:p text:style-name="P22"><text:span text:style-name="T12">/a[^bc]* r,</text:span></text:p>
              </draw:text-box>
            </draw:frame>
            <draw:frame draw:style-name="gr14" draw:text-style-name="P16" draw:layer="layout" svg:width="2.187cm" svg:height="0.729cm" svg:x="14.999cm" svg:y="8.286cm">
              <draw:text-box>
                <text:p text:style-name="P24"><text:span text:style-name="T12">/b[^c]* w,</text:span></text:p>
              </draw:text-box>
            </draw:frame>
            <draw:frame draw:style-name="gr14" draw:text-style-name="P20" draw:layer="layout" svg:width="1.281cm" svg:height="0.729cm" svg:x="12.195cm" svg:y="12.795cm">
              <draw:text-box>
                <text:p text:style-name="P18"><text:span text:style-name="T12">/c k,</text:span></text:p>
              </draw:text-box>
            </draw:frame>
            <draw:frame draw:style-name="gr14" draw:text-style-name="P19" draw:layer="layout" svg:width="1.488cm" svg:height="0.962cm" svg:x="10.201cm" svg:y="6cm">
              <draw:text-box>
                <text:p text:style-name="P18"><text:span text:style-name="T11">A_r</text:span></text:p>
              </draw:text-box>
            </draw:frame>
            <draw:frame draw:style-name="gr14" draw:text-style-name="P19" draw:layer="layout" svg:width="1.734cm" svg:height="0.962cm" svg:x="13.839cm" svg:y="6cm">
              <draw:text-box>
                <text:p text:style-name="P18"><text:span text:style-name="T11">A_w</text:span></text:p>
              </draw:text-box>
            </draw:frame>
            <draw:frame draw:style-name="gr14" draw:text-style-name="P19" draw:layer="layout" svg:width="1.594cm" svg:height="0.962cm" svg:x="12.017cm" svg:y="13.929cm">
              <draw:text-box>
                <text:p text:style-name="P18"><text:span text:style-name="T11">A_k</text:span></text:p>
              </draw:text-box>
            </draw:frame>
            <draw:frame draw:style-name="gr14" draw:text-style-name="P19" draw:layer="layout" svg:width="1.946cm" svg:height="0.962cm" svg:x="11.847cm" svg:y="6.635cm">
              <draw:text-box>
                <text:p text:style-name="P18"><text:span text:style-name="T11">A_rw</text:span></text:p>
              </draw:text-box>
            </draw:frame>
            <draw:frame draw:style-name="gr14" draw:text-style-name="P19" draw:layer="layout" svg:width="1.806cm" svg:height="0.962cm" svg:x="10.334cm" svg:y="11.376cm">
              <draw:text-box>
                <text:p text:style-name="P18"><text:span text:style-name="T11">A_rk</text:span></text:p>
              </draw:text-box>
            </draw:frame>
            <draw:frame draw:style-name="gr14" draw:text-style-name="P19" draw:layer="layout" svg:width="2.051cm" svg:height="0.962cm" svg:x="13.521cm" svg:y="11.398cm">
              <draw:text-box>
                <text:p text:style-name="P18"><text:span text:style-name="T11">A_wk</text:span></text:p>
              </draw:text-box>
            </draw:frame>
            <draw:frame draw:style-name="gr14" draw:text-style-name="P19" draw:layer="layout" svg:width="2.263cm" svg:height="0.962cm" svg:x="11.658cm" svg:y="8.667cm">
              <draw:text-box>
                <text:p text:style-name="P18"><text:span text:style-name="T11">A_rwk</text:span></text:p>
              </draw:text-box>
            </draw:frame>
            <draw:frame draw:style-name="gr18" draw:text-style-name="P21" draw:layer="layout" svg:width="1.751cm" svg:height="0.729cm" svg:x="12.054cm" svg:y="7.688cm">
              <draw:text-box>
                <text:p text:style-name="P18"><text:span text:style-name="T13">/ab rw,</text:span></text:p>
              </draw:text-box>
            </draw:frame>
            <draw:frame draw:style-name="gr18" draw:text-style-name="P21" draw:layer="layout" svg:width="1.658cm" svg:height="0.729cm" svg:x="9.977cm" svg:y="10.509cm">
              <draw:text-box>
                <text:p text:style-name="P18"><text:span text:style-name="T13">/ac rk,</text:span></text:p>
              </draw:text-box>
            </draw:frame>
            <draw:frame draw:style-name="gr18" draw:text-style-name="P21" draw:layer="layout" svg:width="1.823cm" svg:height="0.729cm" svg:x="14.049cm" svg:y="10.509cm">
              <draw:text-box>
                <text:p text:style-name="P18"><text:span text:style-name="T13">/bc wk,</text:span></text:p>
              </draw:text-box>
            </draw:frame>
            <draw:frame draw:style-name="gr18" draw:text-style-name="P21" draw:layer="layout" svg:width="2.318cm" svg:height="0.729cm" svg:x="11.729cm" svg:y="9.874cm">
              <draw:text-box>
                <text:p text:style-name="P18"><text:span text:style-name="T13">/abc <text:s/>rwk,</text:span></text:p>
              </draw:text-box>
            </draw:frame>
          </draw:g>
          <draw:line draw:style-name="gr22" draw:text-style-name="P25" draw:layer="layout" svg:x1="6.555cm" svg:y1="10.382cm" svg:x2="7.825cm" svg:y2="10.382cm">
            <text:p/>
          </draw:line>
        </draw:g>
        <draw:g>
          <draw:g>
            <draw:custom-shape draw:style-name="gr23" draw:text-style-name="P11" draw:layer="layout" svg:width="3.81cm" svg:height="0.889cm" svg:x="21.5cm" svg:y="12.61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1" draw:layer="layout" svg:width="3.81cm" svg:height="0.699cm" svg:x="21.5cm" svg:y="11.913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1" draw:layer="layout" svg:width="3.81cm" svg:height="0.699cm" svg:x="21.5cm" svg:y="11.21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1" draw:layer="layout" svg:width="3.81cm" svg:height="0.699cm" svg:x="21.5cm" svg:y="10.51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1" draw:layer="layout" svg:width="3.81cm" svg:height="0.699cm" svg:x="21.5cm" svg:y="9.81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1" draw:layer="layout" svg:width="3.81cm" svg:height="0.762cm" svg:x="21.5cm" svg:y="9.05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1" draw:layer="layout" svg:width="3.81cm" svg:height="0.763cm" svg:x="21.5cm" svg:y="8.293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1" draw:layer="layout" svg:width="3.81cm" svg:height="0.699cm" svg:x="21.5cm" svg:y="9.81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1" draw:layer="layout" svg:width="3.81cm" svg:height="0.699cm" svg:x="21.5cm" svg:y="10.51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1" draw:layer="layout" svg:width="3.81cm" svg:height="0.699cm" svg:x="21.5cm" svg:y="11.91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1" draw:layer="layout" svg:width="3.81cm" svg:height="0.699cm" svg:x="21.5cm" svg:y="11.21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1" draw:layer="layout" svg:width="3.81cm" svg:height="0.699cm" svg:x="21.5cm" svg:y="10.515cm">
              <text:p/>
              <draw:enhanced-geometry svg:viewBox="0 0 21600 21600" draw:type="rectangle" draw:enhanced-path="M 0 0 L 21600 0 21600 21600 0 21600 0 0 Z N"/>
            </draw:custom-shape>
            <draw:frame draw:style-name="gr26" draw:layer="layout" svg:width="2.263cm" svg:height="5.228cm" svg:x="21.5cm" svg:y="8.23cm">
              <draw:text-box>
                <text:p>A_r</text:p>
                <text:p>A_w</text:p>
                <text:p>A_rw</text:p>
                <text:p>A_rwk</text:p>
                <text:p>A_rk</text:p>
                <text:p>A_wk</text:p>
                <text:p>A_k</text:p>
              </draw:text-box>
            </draw:frame>
            <draw:frame draw:style-name="gr27" draw:layer="layout" svg:width="1.524cm" svg:height="5.228cm" svg:x="23.786cm" svg:y="8.23cm">
              <draw:text-box>
                <text:p>r</text:p>
                <text:p>w</text:p>
                <text:p>rw</text:p>
                <text:p>rwk</text:p>
                <text:p>rk</text:p>
                <text:p>wk</text:p>
                <text:p>k</text:p>
              </draw:text-box>
            </draw:frame>
          </draw:g>
          <draw:frame draw:style-name="gr2" draw:layer="layout" svg:width="0.925cm" svg:height="0.962cm" svg:x="22.988cm" svg:y="7.267cm">
            <draw:text-box>
              <text:p>A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8"/></text:p>
              <text:p><text:span text:style-name="T8">We can dervive object types from the</text:span></text:p>
              <text:p><text:span text:style-name="T8">- profile &amp; permissions</text:span></text:p>
              <text:p><text:span text:style-name="T8"/></text:p>
              <text:p><text:span text:style-name="T8">If we have only a single profile</text:span></text:p>
              <text:p><text:span text:style-name="T8">- separate rules by the unique promission sets</text:span></text:p>
              <text:p><text:span text:style-name="T8">- note: intersections</text:span></text:p>
              <text:p><text:span text:style-name="T8">- basically just type splitting</text:span></text:p>
              <text:p><text:span text:style-name="T8"/></text:p>
            </draw:text-box>
          </draw:frame>
        </presentation:notes>
      </draw:page>
      <draw:page draw:name="page6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0.245cm" svg:height="0.873cm" svg:x="2cm" svg:y="1.127cm" presentation:class="title" presentation:user-transformed="true">
          <draw:text-box>
            <text:p>Deriving implicit types – profile intersection with perms <text:s text:c="2"/></text:p>
          </draw:text-box>
        </draw:frame>
        <draw:frame draw:style-name="gr6" draw:layer="layout" svg:width="0.502cm" svg:height="1.195cm" svg:x="10cm" svg:y="-2cm">
          <draw:text-box>
            <text:p/>
          </draw:text-box>
        </draw:frame>
        <draw:frame draw:style-name="gr28" draw:text-style-name="P14" draw:layer="layout" svg:width="6.126cm" svg:height="0.814cm" svg:x="2.437cm" svg:y="6.626cm">
          <draw:text-box>
            <text:list text:style-name="L5">
              <text:list-item>
                <text:p text:style-name="P13"><text:span text:style-name="T10">Web browsing</text:span></text:p>
              </text:list-item>
            </text:list>
          </draw:text-box>
        </draw:frame>
        <draw:frame draw:style-name="gr29" draw:text-style-name="P14" draw:layer="layout" svg:width="8.526cm" svg:height="0.814cm" svg:x="14.1cm" svg:y="15.329cm">
          <draw:text-box>
            <text:list text:style-name="L5">
              <text:list-item>
                <text:p text:style-name="P13"><text:span text:style-name="T10">Ubuntu One</text:span></text:p>
              </text:list-item>
            </text:list>
          </draw:text-box>
        </draw:frame>
        <draw:frame draw:style-name="gr30" draw:text-style-name="P14" draw:layer="layout" svg:width="6.126cm" svg:height="0.814cm" svg:x="10.937cm" svg:y="6.626cm">
          <draw:text-box>
            <text:list text:style-name="L5">
              <text:list-item>
                <text:p text:style-name="P13"><text:span text:style-name="T10">Social and email</text:span></text:p>
              </text:list-item>
            </text:list>
          </draw:text-box>
        </draw:frame>
        <draw:g>
          <draw:g>
            <draw:custom-shape draw:style-name="gr21" draw:text-style-name="P16" draw:layer="layout" svg:width="3.178cm" svg:height="5.083cm" svg:x="5.811cm" svg:y="8.9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7" draw:layer="layout" svg:x1="5.81cm" svg:y1="10.175cm" svg:x2="8.985cm" svg:y2="10.175cm">
              <text:p/>
            </draw:line>
            <draw:frame draw:style-name="gr14" draw:text-style-name="P19" draw:layer="layout" svg:width="0.925cm" svg:height="0.962cm" svg:x="6.918cm" svg:y="9.214cm">
              <draw:text-box>
                <text:p text:style-name="P18"><text:span text:style-name="T11">B</text:span></text:p>
              </draw:text-box>
            </draw:frame>
            <draw:frame draw:style-name="gr14" draw:text-style-name="P20" draw:layer="layout" svg:width="1.984cm" svg:height="1.207cm" svg:x="6.446cm" svg:y="10.817cm">
              <draw:text-box>
                <text:p text:style-name="P18"><text:span text:style-name="T12">/{a,}b <text:s/>r,</text:span></text:p>
                <text:p text:style-name="P18"><text:span text:style-name="T12">/{a,}r <text:s text:c="2"/>r,</text:span></text:p>
              </draw:text-box>
            </draw:frame>
          </draw:g>
          <draw:g>
            <draw:custom-shape draw:style-name="gr31" draw:text-style-name="P15" draw:layer="layout" svg:width="3.176cm" svg:height="5.083cm" svg:x="2.001cm" svg:y="8.9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5" draw:layer="layout" svg:width="3.176cm" svg:height="2.539cm" svg:x="2.001cm" svg:y="10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6" draw:layer="layout" svg:width="3.176cm" svg:height="5.083cm" svg:x="2.001cm" svg:y="8.9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7" draw:layer="layout" svg:x1="2cm" svg:y1="9.791cm" svg:x2="5.175cm" svg:y2="9.791cm">
              <text:p/>
            </draw:line>
            <draw:frame draw:style-name="gr14" draw:text-style-name="P19" draw:layer="layout" svg:width="0.925cm" svg:height="0.962cm" svg:x="3.124cm" svg:y="8.831cm">
              <draw:text-box>
                <text:p text:style-name="P18"><text:span text:style-name="T11">A</text:span></text:p>
              </draw:text-box>
            </draw:frame>
            <draw:custom-shape draw:style-name="gr15" draw:text-style-name="P15" draw:layer="layout" svg:width="3.176cm" svg:height="1.273cm" svg:x="2.001cm" svg:y="10.237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20" draw:layer="layout" svg:width="1.23cm" svg:height="0.729cm" svg:x="2.422cm" svg:y="10.531cm">
              <draw:text-box>
                <text:p text:style-name="P18"><text:span text:style-name="T12">/r <text:s/>r,</text:span></text:p>
              </draw:text-box>
            </draw:frame>
            <draw:custom-shape draw:style-name="gr16" draw:text-style-name="P15" draw:layer="layout" svg:width="3.176cm" svg:height="1.273cm" svg:x="2.001cm" svg:y="11.507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21" draw:layer="layout" svg:width="2.166cm" svg:height="0.729cm" svg:x="2.401cm" svg:y="11.801cm">
              <draw:text-box>
                <text:p text:style-name="P18"><text:span text:style-name="T13">/a[^b] <text:s/>w,</text:span></text:p>
              </draw:text-box>
            </draw:frame>
            <draw:frame draw:style-name="gr18" draw:text-style-name="P21" draw:layer="layout" svg:width="2.267cm" svg:height="0.729cm" svg:x="2.445cm" svg:y="13.034cm">
              <draw:text-box>
                <text:p text:style-name="P18"><text:span text:style-name="T13">/a{b,} <text:s/>rw,</text:span></text:p>
              </draw:text-box>
            </draw:frame>
          </draw:g>
          <draw:g>
            <draw:custom-shape draw:style-name="gr19" draw:text-style-name="P16" draw:layer="layout" svg:width="6.353cm" svg:height="6.354cm" svg:x="10.889cm" svg:y="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6" draw:layer="layout" svg:width="6.353cm" svg:height="6.354cm" svg:x="14.064cm" svg:y="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6" draw:layer="layout" svg:width="6.351cm" svg:height="6.354cm" svg:x="12.478cm" svg:y="9.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16" draw:layer="layout" svg:width="1.836cm" svg:height="0.729cm" svg:x="17.809cm" svg:y="9.286cm">
              <draw:text-box>
                <text:p text:style-name="P24"><text:span text:style-name="T12">/a[^br]*</text:span></text:p>
              </draw:text-box>
            </draw:frame>
            <draw:frame draw:style-name="gr14" draw:text-style-name="P20" draw:layer="layout" svg:width="0.858cm" svg:height="0.729cm" svg:x="15.209cm" svg:y="13.795cm">
              <draw:text-box>
                <text:p text:style-name="P18"><text:span text:style-name="T12">/b</text:span></text:p>
              </draw:text-box>
            </draw:frame>
            <draw:frame draw:style-name="gr14" draw:text-style-name="P19" draw:layer="layout" svg:width="1.488cm" svg:height="0.962cm" svg:x="13.009cm" svg:y="7cm">
              <draw:text-box>
                <text:p text:style-name="P18"><text:span text:style-name="T11">A_r</text:span></text:p>
              </draw:text-box>
            </draw:frame>
            <draw:frame draw:style-name="gr14" draw:text-style-name="P19" draw:layer="layout" svg:width="1.734cm" svg:height="0.962cm" svg:x="16.648cm" svg:y="7cm">
              <draw:text-box>
                <text:p text:style-name="P18"><text:span text:style-name="T11">A_w</text:span></text:p>
              </draw:text-box>
            </draw:frame>
            <draw:frame draw:style-name="gr14" draw:text-style-name="P19" draw:layer="layout" svg:width="1.488cm" svg:height="0.962cm" svg:x="14.927cm" svg:y="14.938cm">
              <draw:text-box>
                <text:p text:style-name="P18"><text:span text:style-name="T11">B_r</text:span></text:p>
              </draw:text-box>
            </draw:frame>
            <draw:frame draw:style-name="gr14" draw:text-style-name="P19" draw:layer="layout" svg:width="1.946cm" svg:height="0.962cm" svg:x="14.657cm" svg:y="7.635cm">
              <draw:text-box>
                <text:p text:style-name="P18"><text:span text:style-name="T11">A_rw</text:span></text:p>
              </draw:text-box>
            </draw:frame>
            <draw:frame draw:style-name="gr14" draw:text-style-name="P19" draw:layer="layout" svg:width="2.475cm" svg:height="0.962cm" svg:x="12.477cm" svg:y="12.202cm">
              <draw:text-box>
                <text:p text:style-name="P18"><text:span text:style-name="T11">A_rB_r</text:span></text:p>
              </draw:text-box>
            </draw:frame>
            <draw:frame draw:style-name="gr14" draw:text-style-name="P19" draw:layer="layout" svg:width="2.72cm" svg:height="0.962cm" svg:x="16.107cm" svg:y="12.211cm">
              <draw:text-box>
                <text:p text:style-name="P18"><text:span text:style-name="T11">A_wB_r</text:span></text:p>
              </draw:text-box>
            </draw:frame>
            <draw:frame draw:style-name="gr14" draw:text-style-name="P19" draw:layer="layout" svg:width="2.932cm" svg:height="0.962cm" svg:x="14.193cm" svg:y="9.789cm">
              <draw:text-box>
                <text:p text:style-name="P18"><text:span text:style-name="T11">A_rwB_r</text:span></text:p>
              </draw:text-box>
            </draw:frame>
            <draw:frame draw:style-name="gr18" draw:text-style-name="P21" draw:layer="layout" svg:width="0.858cm" svg:height="0.729cm" svg:x="15.175cm" svg:y="8.688cm">
              <draw:text-box>
                <text:p text:style-name="P18"><text:span text:style-name="T13">/a</text:span></text:p>
              </draw:text-box>
            </draw:frame>
            <draw:frame draw:style-name="gr32" draw:text-style-name="P21" draw:layer="layout" svg:width="0.76cm" svg:height="0.729cm" svg:x="13.367cm" svg:y="11.509cm">
              <draw:text-box>
                <text:p text:style-name="P18"><text:span text:style-name="T13">/r</text:span></text:p>
              </draw:text-box>
            </draw:frame>
            <draw:frame draw:style-name="gr33" draw:text-style-name="P21" draw:layer="layout" svg:width="0.997cm" svg:height="0.729cm" svg:x="17.131cm" svg:y="11.509cm">
              <draw:text-box>
                <text:p text:style-name="P18"><text:span text:style-name="T13">/ar</text:span></text:p>
              </draw:text-box>
            </draw:frame>
            <draw:frame draw:style-name="gr18" draw:text-style-name="P21" draw:layer="layout" svg:width="1.095cm" svg:height="0.729cm" svg:x="15.069cm" svg:y="10.974cm">
              <draw:text-box>
                <text:p text:style-name="P18"><text:span text:style-name="T13">/ab</text:span></text:p>
              </draw:text-box>
            </draw:frame>
          </draw:g>
          <draw:line draw:style-name="gr22" draw:text-style-name="P25" draw:layer="layout" svg:x1="9.429cm" svg:y1="11.445cm" svg:x2="10.699cm" svg:y2="11.445cm">
            <text:p/>
          </draw:line>
        </draw:g>
        <draw:g>
          <draw:custom-shape draw:style-name="gr24" draw:text-style-name="P11" draw:layer="layout" svg:width="4.445cm" svg:height="0.699cm" svg:x="21.555cm" svg:y="6.8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4.445cm" svg:height="0.699cm" svg:x="21.555cm" svg:y="8.91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699cm" svg:x="21.555cm" svg:y="8.91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4.445cm" svg:height="0.699cm" svg:x="21.555cm" svg:y="8.21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699cm" svg:x="21.555cm" svg:y="8.2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4.445cm" svg:height="0.699cm" svg:x="21.555cm" svg:y="7.51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3.81cm" svg:height="0.699cm" svg:x="22.19cm" svg:y="7.51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699cm" svg:x="21.555cm" svg:y="7.51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4.445cm" svg:height="0.699cm" svg:x="21.555cm" svg:y="6.8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889cm" svg:x="21.555cm" svg:y="9.6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4.445cm" svg:height="0.762cm" svg:x="21.555cm" svg:y="6.0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4.445cm" svg:height="0.827cm" svg:x="21.555cm" svg:y="5.229cm">
            <text:p/>
            <draw:enhanced-geometry svg:viewBox="0 0 21600 21600" draw:type="rectangle" draw:enhanced-path="M 0 0 L 21600 0 21600 21600 0 21600 0 0 Z N"/>
          </draw:custom-shape>
          <draw:frame draw:style-name="gr26" draw:layer="layout" svg:width="2.932cm" svg:height="5.228cm" svg:x="21.555cm" svg:y="5.23cm">
            <draw:text-box>
              <text:p>A_r</text:p>
              <text:p>A_w</text:p>
              <text:p>A_rw</text:p>
              <text:p>A_rwB_r</text:p>
              <text:p>A_rB_r</text:p>
              <text:p>A_wB_r</text:p>
              <text:p>B_r</text:p>
            </draw:text-box>
          </draw:frame>
          <draw:frame draw:style-name="gr27" draw:layer="layout" svg:width="1.524cm" svg:height="5.228cm" svg:x="24.476cm" svg:y="5.229cm">
            <draw:text-box>
              <text:p>r</text:p>
              <text:p>w</text:p>
              <text:p>rw</text:p>
              <text:p>rw</text:p>
              <text:p>r</text:p>
              <text:p>w</text:p>
              <text:p/>
            </draw:text-box>
          </draw:frame>
          <draw:frame draw:style-name="gr2" draw:layer="layout" svg:width="0.925cm" svg:height="0.962cm" svg:x="23.043cm" svg:y="4.267cm">
            <draw:text-box>
              <text:p>A</text:p>
            </draw:text-box>
          </draw:frame>
        </draw:g>
        <draw:g>
          <draw:custom-shape draw:style-name="gr24" draw:text-style-name="P11" draw:layer="layout" svg:width="4.445cm" svg:height="0.699cm" svg:x="21.555cm" svg:y="14.3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4.445cm" svg:height="0.699cm" svg:x="21.555cm" svg:y="16.41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699cm" svg:x="21.555cm" svg:y="16.41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4.445cm" svg:height="0.699cm" svg:x="21.555cm" svg:y="15.71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699cm" svg:x="21.555cm" svg:y="15.7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4.445cm" svg:height="0.699cm" svg:x="21.555cm" svg:y="15.01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3.81cm" svg:height="0.699cm" svg:x="22.19cm" svg:y="15.01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699cm" svg:x="21.555cm" svg:y="15.01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4.445cm" svg:height="0.699cm" svg:x="21.555cm" svg:y="14.31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4.445cm" svg:height="0.889cm" svg:x="21.555cm" svg:y="17.1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4.445cm" svg:height="0.762cm" svg:x="21.555cm" svg:y="13.55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4.445cm" svg:height="0.827cm" svg:x="21.555cm" svg:y="12.729cm">
            <text:p/>
            <draw:enhanced-geometry svg:viewBox="0 0 21600 21600" draw:type="rectangle" draw:enhanced-path="M 0 0 L 21600 0 21600 21600 0 21600 0 0 Z N"/>
          </draw:custom-shape>
          <draw:frame draw:style-name="gr26" draw:layer="layout" svg:width="2.932cm" svg:height="5.228cm" svg:x="21.555cm" svg:y="12.73cm">
            <draw:text-box>
              <text:p>A_r</text:p>
              <text:p>A_w</text:p>
              <text:p>A_rw</text:p>
              <text:p>A_rwB_r</text:p>
              <text:p>A_rB_r</text:p>
              <text:p>A_wB_r</text:p>
              <text:p>B_r</text:p>
            </draw:text-box>
          </draw:frame>
          <draw:frame draw:style-name="gr27" draw:layer="layout" svg:width="1.524cm" svg:height="5.228cm" svg:x="24.476cm" svg:y="12.729cm">
            <draw:text-box>
              <text:p/>
              <text:p/>
              <text:p/>
              <text:p>r</text:p>
              <text:p>r</text:p>
              <text:p>r</text:p>
              <text:p>r</text:p>
            </draw:text-box>
          </draw:frame>
          <draw:frame draw:style-name="gr2" draw:layer="layout" svg:width="0.925cm" svg:height="0.962cm" svg:x="23.043cm" svg:y="11.767cm">
            <draw:text-box>
              <text:p>B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8">We can do the same thing for multiple profiles</text:span></text:p>
              <text:p><text:span text:style-name="T8"/></text:p>
              <text:p><text:span text:style-name="T8">- find where the rules intersect</text:span></text:p>
              <text:p><text:span text:style-name="T8">- split to make new type</text:span></text:p>
              <text:p><text:span text:style-name="T8">- get a table for each profile</text:span></text:p>
              <text:p><text:span text:style-name="T8"/></text:p>
            </draw:text-box>
          </draw:frame>
        </presentation:notes>
      </draw:page>
      <draw:page draw:name="page7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0.245cm" svg:height="0.873cm" svg:x="2cm" svg:y="1.127cm" presentation:class="title" presentation:user-transformed="true">
          <draw:text-box>
            <text:p>Deriving implicit types – with pattern matching <text:s text:c="2"/></text:p>
          </draw:text-box>
        </draw:frame>
        <draw:frame draw:style-name="gr6" draw:layer="layout" svg:width="0.502cm" svg:height="1.195cm" svg:x="10cm" svg:y="-2cm">
          <draw:text-box>
            <text:p/>
          </draw:text-box>
        </draw:frame>
        <draw:frame draw:style-name="gr34" draw:text-style-name="P14" draw:layer="layout" svg:width="8.526cm" svg:height="0.814cm" svg:x="14.1cm" svg:y="15.329cm">
          <draw:text-box>
            <text:list text:style-name="L5">
              <text:list-item>
                <text:p text:style-name="P13"><text:span text:style-name="T10">Ubuntu One</text:span></text:p>
              </text:list-item>
            </text:list>
          </draw:text-box>
        </draw:frame>
        <draw:frame draw:style-name="gr35" draw:text-style-name="P14" draw:layer="layout" svg:width="6.126cm" svg:height="0.814cm" svg:x="10.937cm" svg:y="6.626cm">
          <draw:text-box>
            <text:list text:style-name="L5">
              <text:list-item>
                <text:p text:style-name="P13"><text:span text:style-name="T10">Social and email</text:span></text:p>
              </text:list-item>
            </text:list>
          </draw:text-box>
        </draw:frame>
        <draw:g>
          <draw:custom-shape draw:style-name="gr19" draw:text-style-name="P16" draw:layer="layout" svg:width="3.178cm" svg:height="3.179cm" svg:x="2.502cm" svg:y="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20" draw:layer="layout" svg:width="1.869cm" svg:height="0.729cm" svg:x="2.98cm" svg:y="7.315cm">
            <draw:text-box>
              <text:p text:style-name="P18"><text:span text:style-name="T12">/**a** r,</text:span></text:p>
            </draw:text-box>
          </draw:frame>
          <draw:line draw:style-name="gr13" draw:text-style-name="P17" draw:layer="layout" svg:x1="2.5cm" svg:y1="6.77cm" svg:x2="5.675cm" svg:y2="6.77cm">
            <text:p/>
          </draw:line>
          <draw:frame draw:style-name="gr14" draw:text-style-name="P19" draw:layer="layout" svg:width="0.925cm" svg:height="0.962cm" svg:x="3.625cm" svg:y="5.809cm">
            <draw:text-box>
              <text:p text:style-name="P18"><text:span text:style-name="T11">A</text:span></text:p>
            </draw:text-box>
          </draw:frame>
          <draw:custom-shape draw:style-name="gr20" draw:text-style-name="P16" draw:layer="layout" svg:width="3.178cm" svg:height="3.179cm" svg:x="6.312cm" svg:y="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20" draw:layer="layout" svg:width="2.153cm" svg:height="0.729cm" svg:x="6.947cm" svg:y="7.315cm">
            <draw:text-box>
              <text:p text:style-name="P18"><text:span text:style-name="T12">/**b** <text:s/>w,</text:span></text:p>
            </draw:text-box>
          </draw:frame>
          <draw:line draw:style-name="gr13" draw:text-style-name="P17" draw:layer="layout" svg:x1="6.31cm" svg:y1="6.77cm" svg:x2="9.485cm" svg:y2="6.77cm">
            <text:p/>
          </draw:line>
          <draw:frame draw:style-name="gr14" draw:text-style-name="P19" draw:layer="layout" svg:width="0.925cm" svg:height="0.962cm" svg:x="7.435cm" svg:y="5.809cm">
            <draw:text-box>
              <text:p text:style-name="P18"><text:span text:style-name="T11">B</text:span></text:p>
            </draw:text-box>
          </draw:frame>
          <draw:custom-shape draw:style-name="gr21" draw:text-style-name="P16" draw:layer="layout" svg:width="3.178cm" svg:height="3.179cm" svg:x="10.122cm" svg:y="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20" draw:layer="layout" svg:width="2.314cm" svg:height="0.729cm" svg:x="10.757cm" svg:y="7.315cm">
            <draw:text-box>
              <text:p text:style-name="P18"><text:span text:style-name="T12">/**c** <text:s/>mr,</text:span></text:p>
            </draw:text-box>
          </draw:frame>
          <draw:line draw:style-name="gr13" draw:text-style-name="P17" draw:layer="layout" svg:x1="10.12cm" svg:y1="6.77cm" svg:x2="13.295cm" svg:y2="6.77cm">
            <text:p/>
          </draw:line>
          <draw:frame draw:style-name="gr14" draw:text-style-name="P19" draw:layer="layout" svg:width="0.959cm" svg:height="0.962cm" svg:x="11.227cm" svg:y="5.809cm">
            <draw:text-box>
              <text:p text:style-name="P18"><text:span text:style-name="T11">C</text:span></text:p>
            </draw:text-box>
          </draw:frame>
        </draw:g>
        <draw:g>
          <draw:frame draw:style-name="gr14" draw:text-style-name="P20" draw:layer="layout" svg:width="1.175cm" svg:height="0.729cm" svg:x="6.324cm" svg:y="9.938cm">
            <draw:text-box>
              <text:p text:style-name="P18"><text:span text:style-name="T12">[^a]</text:span></text:p>
            </draw:text-box>
          </draw:frame>
          <draw:frame draw:style-name="gr14" draw:text-style-name="P20" draw:layer="layout" svg:width="0.739cm" svg:height="0.729cm" svg:x="10.261cm" svg:y="10.362cm">
            <draw:text-box>
              <text:p text:style-name="P18"><text:span text:style-name="T12">?</text:span></text:p>
            </draw:text-box>
          </draw:frame>
          <draw:custom-shape draw:style-name="gr19" draw:text-style-name="P17" xml:id="id1" draw:id="id1" draw:layer="layout" svg:width="1.274cm" svg:height="1.274cm" svg:x="3.789cm" svg:y="11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xml:id="id2" draw:id="id2" draw:layer="layout" svg:width="1.274cm" svg:height="1.274cm" svg:x="6.327cm" svg:y="11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17" draw:layer="layout" draw:type="line" svg:x1="5.063cm" svg:y1="11.863cm" svg:x2="6.327cm" svg:y2="11.863cm" draw:start-shape="id1" draw:start-glue-point="10" draw:end-shape="id2" draw:end-glue-point="6" svg:d="m5063 11863h1264" svg:viewBox="0 0 1265 1">
            <text:p/>
          </draw:connector>
          <draw:connector draw:style-name="gr36" draw:text-style-name="P17" draw:layer="layout" draw:type="line" svg:x1="7.601cm" svg:y1="11.863cm" svg:x2="8.867cm" svg:y2="11.863cm" draw:start-shape="id2" draw:start-glue-point="10" svg:d="m7601 11863h1266" svg:viewBox="0 0 1267 1">
            <text:p/>
          </draw:connector>
          <draw:connector draw:style-name="gr36" draw:text-style-name="P17" draw:layer="layout" draw:type="curve" svg:x1="7.415cm" svg:y1="11.412cm" svg:x2="6.513cm" svg:y2="11.412cm" draw:start-shape="id2" draw:start-glue-point="11" draw:end-shape="id2" draw:end-glue-point="5" svg:d="m7415 11412c0-1030-902-1030-902 0" svg:viewBox="0 0 903 773">
            <text:p/>
          </draw:connector>
          <draw:frame draw:style-name="gr14" draw:text-style-name="P20" draw:layer="layout" svg:width="0.739cm" svg:height="0.729cm" svg:x="7.7cm" svg:y="11.206cm">
            <draw:text-box>
              <text:p text:style-name="P18"><text:span text:style-name="T12">a</text:span></text:p>
            </draw:text-box>
          </draw:frame>
          <draw:frame draw:style-name="gr14" draw:text-style-name="P20" draw:layer="layout" svg:width="0.621cm" svg:height="0.729cm" svg:x="5.158cm" svg:y="11.192cm">
            <draw:text-box>
              <text:p text:style-name="P18"><text:span text:style-name="T12">/</text:span></text:p>
            </draw:text-box>
          </draw:frame>
          <draw:custom-shape draw:style-name="gr19" draw:text-style-name="P17" xml:id="id3" draw:id="id3" draw:layer="layout" svg:width="1.274cm" svg:height="1.274cm" svg:x="8.867cm" svg:y="11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0" draw:layer="layout" svg:width="0.925cm" svg:height="0.729cm" svg:x="9.111cm" svg:y="11.499cm">
            <draw:text-box>
              <text:p text:style-name="P18"><text:span text:style-name="T12">rA</text:span></text:p>
            </draw:text-box>
          </draw:frame>
          <draw:custom-shape draw:style-name="gr37" draw:text-style-name="P17" draw:layer="layout" svg:width="0.766cm" svg:height="0.766cm" svg:x="9.121cm" svg:y="11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26" draw:layer="layout" draw:type="curve" svg:x1="10.141cm" svg:y1="11.863cm" svg:x2="9.504cm" svg:y2="11.226cm" draw:start-shape="id3" draw:start-glue-point="10" draw:end-shape="id3" draw:end-glue-point="4" svg:d="m10141 11863c753 0 627-569 280-916s-917-472-917 279" svg:viewBox="0 0 1193 1191">
            <text:p/>
          </draw:connector>
        </draw:g>
        <draw:g>
          <draw:frame draw:style-name="gr14" draw:text-style-name="P20" draw:layer="layout" svg:width="1.15cm" svg:height="0.729cm" svg:x="6.324cm" svg:y="13.438cm">
            <draw:text-box>
              <text:p text:style-name="P18"><text:span text:style-name="T12">[^c]</text:span></text:p>
            </draw:text-box>
          </draw:frame>
          <draw:frame draw:style-name="gr14" draw:text-style-name="P20" draw:layer="layout" svg:width="0.739cm" svg:height="0.729cm" svg:x="10.261cm" svg:y="13.861cm">
            <draw:text-box>
              <text:p text:style-name="P18"><text:span text:style-name="T12">?</text:span></text:p>
            </draw:text-box>
          </draw:frame>
          <draw:custom-shape draw:style-name="gr19" draw:text-style-name="P17" xml:id="id4" draw:id="id4" draw:layer="layout" svg:width="1.274cm" svg:height="1.274cm" svg:x="3.789cm" svg:y="14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xml:id="id5" draw:id="id5" draw:layer="layout" svg:width="1.274cm" svg:height="1.274cm" svg:x="6.327cm" svg:y="14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17" draw:layer="layout" draw:type="line" svg:x1="5.063cm" svg:y1="15.363cm" svg:x2="6.327cm" svg:y2="15.363cm" draw:start-shape="id4" draw:start-glue-point="10" draw:end-shape="id5" draw:end-glue-point="6" svg:d="m5063 15363h1264" svg:viewBox="0 0 1265 1">
            <text:p/>
          </draw:connector>
          <draw:connector draw:style-name="gr36" draw:text-style-name="P17" draw:layer="layout" draw:type="line" svg:x1="7.601cm" svg:y1="15.363cm" svg:x2="8.867cm" svg:y2="15.362cm" draw:start-shape="id5" draw:start-glue-point="10" svg:d="m7601 15363 1266-1" svg:viewBox="0 0 1267 2">
            <text:p/>
          </draw:connector>
          <draw:connector draw:style-name="gr36" draw:text-style-name="P17" draw:layer="layout" draw:type="curve" svg:x1="7.415cm" svg:y1="14.912cm" svg:x2="6.513cm" svg:y2="14.912cm" draw:start-shape="id5" draw:start-glue-point="11" draw:end-shape="id5" draw:end-glue-point="5" svg:d="m7415 14912c0-1030-902-1030-902 0" svg:viewBox="0 0 903 773">
            <text:p/>
          </draw:connector>
          <draw:frame draw:style-name="gr14" draw:text-style-name="P20" draw:layer="layout" svg:width="0.714cm" svg:height="0.729cm" svg:x="7.7cm" svg:y="14.706cm">
            <draw:text-box>
              <text:p text:style-name="P18"><text:span text:style-name="T12">c</text:span></text:p>
            </draw:text-box>
          </draw:frame>
          <draw:frame draw:style-name="gr14" draw:text-style-name="P20" draw:layer="layout" svg:width="0.621cm" svg:height="0.729cm" svg:x="5.158cm" svg:y="14.692cm">
            <draw:text-box>
              <text:p text:style-name="P18"><text:span text:style-name="T12">/</text:span></text:p>
            </draw:text-box>
          </draw:frame>
          <draw:custom-shape draw:style-name="gr19" draw:text-style-name="P17" xml:id="id6" draw:id="id6" draw:layer="layout" svg:width="1.274cm" svg:height="1.274cm" svg:x="8.867cm" svg:y="14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6" draw:layer="layout" svg:width="1.158cm" svg:height="1.207cm" svg:x="8.925cm" svg:y="14.764cm">
            <draw:text-box>
              <text:p text:style-name="P24"><text:span text:style-name="T12">mC</text:span></text:p>
              <text:p text:style-name="P24"><text:span text:style-name="T12">rC</text:span></text:p>
            </draw:text-box>
          </draw:frame>
          <draw:custom-shape draw:style-name="gr37" draw:text-style-name="P17" draw:layer="layout" svg:width="0.766cm" svg:height="0.766cm" svg:x="9.121cm" svg:y="14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26" draw:layer="layout" draw:type="curve" svg:x1="10.141cm" svg:y1="15.363cm" svg:x2="9.504cm" svg:y2="14.726cm" draw:start-shape="id6" draw:start-glue-point="10" draw:end-shape="id6" draw:end-glue-point="4" svg:d="m10141 15363c753 0 627-569 280-916s-917-472-917 279" svg:viewBox="0 0 1193 1191">
            <text:p/>
          </draw:connector>
        </draw:g>
        <draw:g>
          <draw:g xml:id="id15" draw:id="id15">
            <draw:g>
              <draw:custom-shape draw:style-name="gr19" draw:text-style-name="P17" draw:layer="layout" svg:width="1.276cm" svg:height="1.274cm" svg:x="20.829cm" svg:y="14.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8cm" svg:height="0.766cm" svg:x="21.083cm" svg:y="15.2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0" draw:text-style-name="P17" draw:layer="layout" svg:width="1.276cm" svg:height="1.274cm" svg:x="20.829cm" svg:y="14.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8cm" svg:height="0.766cm" svg:x="21.083cm" svg:y="15.2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1" draw:text-style-name="P17" draw:layer="layout" svg:width="1.276cm" svg:height="1.274cm" svg:x="20.829cm" svg:y="14.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8cm" svg:height="0.766cm" svg:x="21.083cm" svg:y="15.2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4" draw:text-style-name="P16" draw:layer="layout" svg:width="1.603cm" svg:height="1.207cm" svg:x="20.665cm" svg:y="14.997cm">
            <draw:text-box>
              <text:p text:style-name="P24"><text:span text:style-name="T12">rAwB</text:span></text:p>
              <text:p text:style-name="P24"><text:span text:style-name="T12">mCrC</text:span></text:p>
            </draw:text-box>
          </draw:frame>
          <draw:g xml:id="id14" draw:id="id14">
            <draw:g>
              <draw:custom-shape draw:style-name="gr19" draw:text-style-name="P17" draw:layer="layout" svg:width="1.274cm" svg:height="1.274cm" svg:x="20.81cm" svg:y="12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6cm" svg:height="0.766cm" svg:x="21.064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1" draw:text-style-name="P17" draw:layer="layout" svg:width="1.274cm" svg:height="1.274cm" svg:x="20.81cm" svg:y="12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6cm" svg:height="0.766cm" svg:x="21.064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4" draw:text-style-name="P16" draw:layer="layout" svg:width="1.582cm" svg:height="1.207cm" svg:x="20.656cm" svg:y="12.285cm">
            <draw:text-box>
              <text:p text:style-name="P24"><text:span text:style-name="T12">rAmC</text:span></text:p>
              <text:p text:style-name="P24"><text:span text:style-name="T12">rC</text:span></text:p>
            </draw:text-box>
          </draw:frame>
          <draw:g xml:id="id9" draw:id="id9">
            <draw:custom-shape draw:style-name="gr19" draw:text-style-name="P17" draw:layer="layout" svg:width="1.274cm" svg:height="1.274cm" svg:x="18.275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766cm" svg:height="0.766cm" svg:x="18.529cm" svg:y="9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4" draw:text-style-name="P20" draw:layer="layout" svg:width="0.925cm" svg:height="0.729cm" svg:x="18.45cm" svg:y="9.979cm">
            <draw:text-box>
              <text:p text:style-name="P18"><text:span text:style-name="T12">rA</text:span></text:p>
            </draw:text-box>
          </draw:frame>
          <draw:custom-shape draw:style-name="gr19" draw:text-style-name="P17" xml:id="id8" draw:id="id8" draw:layer="layout" svg:width="1.274cm" svg:height="1.274cm" svg:x="20.815cm" svg:y="7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xml:id="id7" draw:id="id7" draw:layer="layout" svg:width="1.274cm" svg:height="1.274cm" svg:x="20.815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0" draw:layer="layout" svg:width="0.739cm" svg:height="0.729cm" svg:x="19.588cm" svg:y="11.63cm">
            <draw:text-box>
              <text:p text:style-name="P18"><text:span text:style-name="T12">a</text:span></text:p>
            </draw:text-box>
          </draw:frame>
          <draw:frame draw:style-name="gr14" draw:text-style-name="P20" draw:layer="layout" svg:width="0.739cm" svg:height="0.729cm" svg:x="21.346cm" svg:y="13.703cm">
            <draw:text-box>
              <text:p text:style-name="P18"><text:span text:style-name="T12">b</text:span></text:p>
            </draw:text-box>
          </draw:frame>
          <draw:frame draw:style-name="gr38" draw:text-style-name="P20" draw:layer="layout" svg:width="0.738cm" svg:height="0.729cm" svg:x="18.974cm" svg:y="14.103cm">
            <draw:text-box>
              <text:p text:style-name="P18"><text:span text:style-name="T12">c</text:span></text:p>
            </draw:text-box>
          </draw:frame>
          <draw:frame draw:style-name="gr14" draw:text-style-name="P20" draw:layer="layout" svg:width="1.175cm" svg:height="0.729cm" svg:x="24.248cm" svg:y="13.944cm">
            <draw:text-box>
              <text:p text:style-name="P18"><text:span text:style-name="T12">[^a]</text:span></text:p>
            </draw:text-box>
          </draw:frame>
          <draw:frame draw:style-name="gr14" draw:text-style-name="P20" draw:layer="layout" svg:width="1.175cm" svg:height="0.729cm" svg:x="19.633cm" svg:y="13.699cm">
            <draw:text-box>
              <text:p text:style-name="P18"><text:span text:style-name="T12">[^b]</text:span></text:p>
            </draw:text-box>
          </draw:frame>
          <draw:frame draw:style-name="gr39" draw:text-style-name="P20" draw:layer="layout" svg:width="1.412cm" svg:height="0.729cm" draw:transform="rotate (-0.785398163397448) translate (24.983cm 8.501cm)">
            <draw:text-box>
              <text:p text:style-name="P18"><text:span text:style-name="T12">[^ab]</text:span></text:p>
            </draw:text-box>
          </draw:frame>
          <draw:frame draw:style-name="gr14" draw:text-style-name="P20" draw:layer="layout" svg:width="1.387cm" svg:height="0.729cm" draw:transform="rotate (0.785398163397448) translate (19.6cm 9.438cm)">
            <draw:text-box>
              <text:p text:style-name="P18"><text:span text:style-name="T12">[^ac]</text:span></text:p>
            </draw:text-box>
          </draw:frame>
          <draw:frame draw:style-name="gr40" draw:text-style-name="P20" draw:layer="layout" svg:width="0.621cm" svg:height="0.729cm" svg:x="21.36cm" svg:y="5.894cm">
            <draw:text-box>
              <text:p text:style-name="P18"><text:span text:style-name="T12">/</text:span></text:p>
            </draw:text-box>
          </draw:frame>
          <draw:frame draw:style-name="gr14" draw:text-style-name="P20" draw:layer="layout" svg:width="0.739cm" svg:height="0.729cm" svg:x="23.089cm" svg:y="14.175cm">
            <draw:text-box>
              <text:p text:style-name="P18"><text:span text:style-name="T12">a</text:span></text:p>
            </draw:text-box>
          </draw:frame>
          <draw:frame draw:style-name="gr14" draw:text-style-name="P20" draw:layer="layout" svg:width="0.739cm" svg:height="0.729cm" svg:x="22.794cm" svg:y="10.521cm">
            <draw:text-box>
              <text:p text:style-name="P18"><text:span text:style-name="T12">a</text:span></text:p>
            </draw:text-box>
          </draw:frame>
          <draw:frame draw:style-name="gr41" draw:text-style-name="P20" draw:layer="layout" svg:width="0.743cm" svg:height="0.729cm" svg:x="19.249cm" svg:y="8.275cm">
            <draw:text-box>
              <text:p text:style-name="P18"><text:span text:style-name="T12">a</text:span></text:p>
            </draw:text-box>
          </draw:frame>
          <draw:frame draw:style-name="gr14" draw:text-style-name="P20" draw:layer="layout" svg:width="0.714cm" svg:height="0.729cm" svg:x="23.015cm" svg:y="8.275cm">
            <draw:text-box>
              <text:p text:style-name="P18"><text:span text:style-name="T12">c</text:span></text:p>
            </draw:text-box>
          </draw:frame>
          <draw:frame draw:style-name="gr14" draw:text-style-name="P20" draw:layer="layout" svg:width="0.739cm" svg:height="0.729cm" svg:x="21.311cm" svg:y="8.448cm">
            <draw:text-box>
              <text:p text:style-name="P18"><text:span text:style-name="T12">b</text:span></text:p>
            </draw:text-box>
          </draw:frame>
          <draw:frame draw:style-name="gr14" draw:text-style-name="P20" draw:layer="layout" svg:width="0.739cm" svg:height="0.729cm" svg:x="18.298cm" svg:y="11.004cm">
            <draw:text-box>
              <text:p text:style-name="P18"><text:span text:style-name="T12">b</text:span></text:p>
            </draw:text-box>
          </draw:frame>
          <draw:frame draw:style-name="gr14" draw:text-style-name="P20" draw:layer="layout" svg:width="0.739cm" svg:height="0.729cm" svg:x="23.881cm" svg:y="11.004cm">
            <draw:text-box>
              <text:p text:style-name="P18"><text:span text:style-name="T12">b</text:span></text:p>
            </draw:text-box>
          </draw:frame>
          <draw:frame draw:style-name="gr42" draw:text-style-name="P20" draw:layer="layout" svg:width="0.714cm" svg:height="0.729cm" svg:x="19.376cm" svg:y="10.521cm">
            <draw:text-box>
              <text:p text:style-name="P18"><text:span text:style-name="T12">c</text:span></text:p>
            </draw:text-box>
          </draw:frame>
          <draw:connector draw:style-name="gr36" draw:text-style-name="P16" draw:layer="layout" draw:type="line" svg:x1="21.452cm" svg:y1="5.9cm" svg:x2="21.452cm" svg:y2="7.166cm" draw:start-shape="id7" draw:start-glue-point="8" draw:end-shape="id8" draw:end-glue-point="4" svg:d="m21452 5900v1266" svg:viewBox="0 0 1 1267">
            <text:p/>
          </draw:connector>
          <draw:connector draw:style-name="gr36" draw:text-style-name="P16" draw:layer="layout" draw:type="line" svg:x1="20.815cm" svg:y1="7.803cm" svg:x2="18.912cm" svg:y2="9.706cm" draw:start-shape="id8" draw:start-glue-point="6" draw:end-shape="id9" draw:end-glue-point="0" svg:d="m20815 7803-1903 1903" svg:viewBox="0 0 1904 1904">
            <text:p/>
          </draw:connector>
          <draw:connector draw:style-name="gr36" draw:text-style-name="P16" draw:layer="layout" draw:type="line" svg:x1="21.452cm" svg:y1="8.44cm" svg:x2="21.452cm" svg:y2="9.706cm" draw:start-shape="id8" draw:start-glue-point="8" draw:end-shape="id10" draw:end-glue-point="0" svg:d="m21452 8440v1266" svg:viewBox="0 0 1 1267">
            <text:p/>
          </draw:connector>
          <draw:connector draw:style-name="gr36" draw:text-style-name="P16" draw:layer="layout" draw:type="line" svg:x1="22.089cm" svg:y1="7.803cm" svg:x2="23.992cm" svg:y2="9.706cm" draw:start-shape="id8" draw:start-glue-point="10" draw:end-shape="id11" draw:end-glue-point="0" svg:d="m22089 7803 1903 1903" svg:viewBox="0 0 1904 1904">
            <text:p/>
          </draw:connector>
          <draw:connector draw:style-name="gr36" draw:text-style-name="P16" draw:layer="layout" draw:type="line" svg:x1="23.992cm" svg:y1="10.98cm" svg:x2="23.991cm" svg:y2="12.247cm" draw:start-shape="id11" draw:start-glue-point="2" draw:end-shape="id12" draw:end-glue-point="0" svg:d="m23992 10980-1 1267" svg:viewBox="0 0 2 1268">
            <text:p/>
          </draw:connector>
          <draw:frame draw:style-name="gr42" draw:text-style-name="P20" draw:layer="layout" svg:width="0.714cm" svg:height="0.729cm" svg:x="22.5cm" svg:y="11.605cm">
            <draw:text-box>
              <text:p text:style-name="P18"><text:span text:style-name="T12">c</text:span></text:p>
            </draw:text-box>
          </draw:frame>
          <draw:g xml:id="id10" draw:id="id10">
            <draw:custom-shape draw:style-name="gr20" draw:text-style-name="P17" draw:layer="layout" svg:width="1.274cm" svg:height="1.274cm" svg:x="20.815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766cm" svg:height="0.766cm" svg:x="21.069cm" svg:y="9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1" draw:id="id11">
            <draw:custom-shape draw:style-name="gr21" draw:text-style-name="P17" draw:layer="layout" svg:width="1.274cm" svg:height="1.274cm" svg:x="23.355cm" svg:y="9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7" draw:layer="layout" svg:width="0.766cm" svg:height="0.766cm" svg:x="23.609cm" svg:y="9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13" draw:id="id13">
            <draw:g>
              <draw:custom-shape draw:style-name="gr19" draw:text-style-name="P17" draw:layer="layout" svg:width="1.274cm" svg:height="1.273cm" svg:x="18.275cm" svg:y="12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6cm" svg:height="0.765cm" svg:x="18.529cm" svg:y="12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0" draw:text-style-name="P17" draw:layer="layout" svg:width="1.274cm" svg:height="1.273cm" svg:x="18.275cm" svg:y="12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6cm" svg:height="0.765cm" svg:x="18.529cm" svg:y="12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style-name="gr43" xml:id="id12" draw:id="id12">
            <draw:g>
              <draw:custom-shape draw:style-name="gr20" draw:text-style-name="P17" draw:layer="layout" svg:width="1.276cm" svg:height="1.273cm" svg:x="23.353cm" svg:y="12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8cm" svg:height="0.765cm" svg:x="23.607cm" svg:y="12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1" draw:text-style-name="P17" draw:layer="layout" svg:width="1.276cm" svg:height="1.273cm" svg:x="23.353cm" svg:y="12.2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7" draw:text-style-name="P17" draw:layer="layout" svg:width="0.768cm" svg:height="0.765cm" svg:x="23.607cm" svg:y="12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4" draw:text-style-name="P20" draw:layer="layout" svg:width="1.09cm" svg:height="0.729cm" svg:x="20.907cm" svg:y="9.979cm">
            <draw:text-box>
              <text:p text:style-name="P18"><text:span text:style-name="T12">wB</text:span></text:p>
            </draw:text-box>
          </draw:frame>
          <draw:frame draw:style-name="gr14" draw:text-style-name="P20" draw:layer="layout" svg:width="1.603cm" svg:height="0.729cm" svg:x="23.191cm" svg:y="9.979cm">
            <draw:text-box>
              <text:p text:style-name="P18"><text:span text:style-name="T12">mCrC</text:span></text:p>
            </draw:text-box>
          </draw:frame>
          <draw:frame draw:style-name="gr14" draw:text-style-name="P20" draw:layer="layout" svg:width="1.505cm" svg:height="0.729cm" svg:x="18.161cm" svg:y="12.519cm">
            <draw:text-box>
              <text:p text:style-name="P18"><text:span text:style-name="T12">rAwB</text:span></text:p>
            </draw:text-box>
          </draw:frame>
          <draw:connector draw:style-name="gr36" draw:text-style-name="P17" draw:layer="layout" draw:type="curve" svg:x1="18.912cm" svg:y1="10.98cm" svg:x2="18.912cm" svg:y2="12.247cm" draw:start-shape="id9" draw:start-glue-point="2" draw:end-shape="id13" draw:end-glue-point="0" svg:d="m18912 10980v1267" svg:viewBox="0 0 1 1268">
            <text:p/>
          </draw:connector>
          <draw:frame draw:style-name="gr14" draw:text-style-name="P16" draw:layer="layout" svg:width="1.747cm" svg:height="1.207cm" svg:x="23.142cm" svg:y="12.285cm">
            <draw:text-box>
              <text:p text:style-name="P24"><text:span text:style-name="T12">wBmC</text:span></text:p>
              <text:p text:style-name="P24"><text:span text:style-name="T12">rC</text:span></text:p>
            </draw:text-box>
          </draw:frame>
          <draw:connector draw:style-name="gr36" draw:text-style-name="P17" draw:layer="layout" draw:type="curve" svg:x1="18.275cm" svg:y1="10.343cm" svg:x2="18.912cm" svg:y2="9.706cm" draw:start-shape="id9" draw:start-glue-point="3" draw:end-shape="id9" draw:end-glue-point="0" svg:d="m18275 10343c-751 0-626-569-279-916s916-472 916 279" svg:viewBox="0 0 1191 1191">
            <text:p/>
          </draw:connector>
          <draw:connector draw:style-name="gr36" draw:text-style-name="P17" draw:layer="layout" draw:type="curve" svg:x1="20.815cm" svg:y1="10.343cm" svg:x2="21.452cm" svg:y2="9.706cm" draw:start-shape="id10" draw:start-glue-point="3" draw:end-shape="id10" draw:end-glue-point="0" svg:d="m20815 10343c-751 0-626-569-279-916s916-472 916 279" svg:viewBox="0 0 1191 1191">
            <text:p/>
          </draw:connector>
          <draw:connector draw:style-name="gr36" draw:text-style-name="P17" draw:layer="layout" draw:type="curve" svg:x1="24.629cm" svg:y1="10.343cm" svg:x2="23.992cm" svg:y2="9.706cm" draw:start-shape="id11" draw:start-glue-point="1" draw:end-shape="id11" draw:end-glue-point="0" svg:d="m24629 10343c753 0 627-569 280-916s-917-472-917 279" svg:viewBox="0 0 1193 1191">
            <text:p/>
          </draw:connector>
          <draw:connector draw:style-name="gr36" draw:text-style-name="P17" draw:layer="layout" draw:type="curve" svg:x1="18.912cm" svg:y1="13.52cm" svg:x2="18.275cm" svg:y2="12.883cm" draw:start-shape="id13" draw:start-glue-point="2" draw:end-shape="id13" draw:end-glue-point="3" svg:d="m18912 13520c0 751-569 626-916 279s-472-916 279-916" svg:viewBox="0 0 1191 1191">
            <text:p/>
          </draw:connector>
          <draw:frame draw:style-name="gr14" draw:text-style-name="P20" draw:layer="layout" svg:width="0.739cm" svg:height="0.729cm" svg:x="22.293cm" svg:y="16.271cm">
            <draw:text-box>
              <text:p text:style-name="P18"><text:span text:style-name="T12">?</text:span></text:p>
            </draw:text-box>
          </draw:frame>
          <draw:connector draw:style-name="gr36" draw:text-style-name="P16" draw:layer="layout" draw:type="curve" svg:x1="20.815cm" svg:y1="7.803cm" svg:x2="21.452cm" svg:y2="7.166cm" draw:start-shape="id8" draw:start-glue-point="6" draw:end-shape="id8" draw:end-glue-point="4" svg:d="m20815 7803c-751 0-626-569-279-916s916-472 916 279" svg:viewBox="0 0 1191 1191">
            <text:p/>
          </draw:connector>
          <draw:frame draw:style-name="gr14" draw:text-style-name="P20" draw:layer="layout" svg:width="1.624cm" svg:height="0.729cm" draw:transform="rotate (0.785398163397448) translate (19.473cm 6.982cm)">
            <draw:text-box>
              <text:p text:style-name="P18"><text:span text:style-name="T12">[^abc]</text:span></text:p>
            </draw:text-box>
          </draw:frame>
          <draw:frame draw:style-name="gr14" draw:text-style-name="P20" draw:layer="layout" svg:width="1.387cm" svg:height="0.729cm" draw:transform="rotate (0.785398163397448) translate (17cm 9.469cm)">
            <draw:text-box>
              <text:p text:style-name="P18"><text:span text:style-name="T12">[^bc]</text:span></text:p>
            </draw:text-box>
          </draw:frame>
          <draw:frame draw:style-name="gr14" draw:text-style-name="P20" draw:layer="layout" svg:width="1.15cm" svg:height="0.729cm" svg:x="17.499cm" svg:y="13.898cm">
            <draw:text-box>
              <text:p text:style-name="P18"><text:span text:style-name="T12">[^c]</text:span></text:p>
            </draw:text-box>
          </draw:frame>
          <draw:connector draw:style-name="gr36" draw:text-style-name="P26" draw:layer="layout" draw:type="line" svg:x1="21.452cm" svg:y1="10.98cm" svg:x2="19.549cm" svg:y2="12.883cm" draw:start-shape="id10" draw:start-glue-point="2" draw:end-shape="id13" svg:d="m21452 10980-1903 1903" svg:viewBox="0 0 1904 1904">
            <text:p/>
          </draw:connector>
          <draw:connector draw:style-name="gr36" draw:text-style-name="P26" draw:layer="layout" draw:type="line" svg:x1="21.452cm" svg:y1="10.98cm" svg:x2="23.353cm" svg:y2="12.883cm" draw:start-shape="id10" draw:start-glue-point="2" draw:end-shape="id12" svg:d="m21452 10980 1901 1903" svg:viewBox="0 0 1902 1904">
            <text:p/>
          </draw:connector>
          <draw:connector draw:style-name="gr36" draw:text-style-name="P26" draw:layer="layout" draw:type="curve" svg:x1="23.991cm" svg:y1="13.52cm" svg:x2="24.629cm" svg:y2="12.883cm" draw:start-shape="id12" draw:start-glue-point="2" draw:end-shape="id12" draw:end-glue-point="1" svg:d="m23991 13520c0 751 570 626 918 279s473-916-280-916" svg:viewBox="0 0 1194 1191">
            <text:p/>
          </draw:connector>
          <draw:connector draw:style-name="gr36" draw:text-style-name="P26" draw:layer="layout" draw:type="curve" svg:x1="21.447cm" svg:y1="13.52cm" svg:x2="20.81cm" svg:y2="12.883cm" draw:start-shape="id14" draw:start-glue-point="2" draw:end-shape="id14" draw:end-glue-point="3" svg:d="m21447 13520c0 753-569 627-916 280s-472-917 279-917" svg:viewBox="0 0 1191 1193">
            <text:p/>
          </draw:connector>
          <draw:connector draw:style-name="gr36" draw:text-style-name="P26" draw:layer="layout" draw:type="curve" svg:x1="21.447cm" svg:y1="13.52cm" svg:x2="21.464cm" svg:y2="14.969cm" draw:start-shape="id14" draw:start-glue-point="2" svg:d="m21447 13520c0 1464 17 740 17 1449" svg:viewBox="0 0 18 1450">
            <text:p/>
          </draw:connector>
          <draw:connector draw:style-name="gr36" draw:text-style-name="P26" draw:layer="layout" draw:type="line" svg:x1="23.355cm" svg:y1="10.343cm" svg:x2="21.447cm" svg:y2="12.246cm" draw:start-shape="id11" draw:start-glue-point="3" draw:end-shape="id14" svg:d="m23355 10343-1908 1903" svg:viewBox="0 0 1909 1904">
            <text:p/>
          </draw:connector>
          <draw:connector draw:style-name="gr36" draw:text-style-name="P26" draw:layer="layout" draw:type="line" svg:x1="19.549cm" svg:y1="10.343cm" svg:x2="21.447cm" svg:y2="12.246cm" draw:start-shape="id9" draw:start-glue-point="1" draw:end-shape="id14" draw:end-glue-point="0" svg:d="m19549 10343 1898 1903" svg:viewBox="0 0 1899 1904">
            <text:p/>
          </draw:connector>
          <draw:connector draw:style-name="gr36" draw:text-style-name="P26" draw:layer="layout" draw:type="line" svg:x1="23.991cm" svg:y1="13.52cm" svg:x2="22.105cm" svg:y2="15.597cm" draw:start-shape="id12" draw:start-glue-point="2" draw:end-shape="id15" svg:d="m23991 13520-1886 2077" svg:viewBox="0 0 1887 2078">
            <text:p/>
          </draw:connector>
          <draw:connector draw:style-name="gr36" draw:text-style-name="P26" draw:layer="layout" draw:type="line" svg:x1="18.912cm" svg:y1="13.52cm" svg:x2="20.829cm" svg:y2="15.597cm" draw:start-shape="id13" draw:start-glue-point="2" draw:end-shape="id15" draw:end-glue-point="3" svg:d="m18912 13520 1917 2077" svg:viewBox="0 0 1918 2078">
            <text:p/>
          </draw:connector>
          <draw:connector draw:style-name="gr36" draw:text-style-name="P26" draw:layer="layout" draw:type="curve" svg:x1="21.467cm" svg:y1="16.234cm" svg:x2="22.105cm" svg:y2="15.597cm" draw:start-shape="id15" draw:start-glue-point="2" draw:end-shape="id15" draw:end-glue-point="1" svg:d="m21467 16234c0 753 570 627 918 280 348-347 473-917-280-917" svg:viewBox="0 0 1194 119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4.329cm" svg:x="2.1cm" svg:y="14.107cm" presentation:class="notes" presentation:user-transformed="true">
            <draw:text-box>
              <text:p><text:span text:style-name="T8">For pattern matching its the same thing we can compute the types.</text:span></text:p>
              <text:p><text:span text:style-name="T8">- except it gets a little harder</text:span></text:p>
              <text:p><text:span text:style-name="T8"/></text:p>
              <text:p><text:span text:style-name="T8">3 profiles</text:span></text:p>
              <text:p><text:span text:style-name="T8">- dfa for A and C (B is the same)</text:span></text:p>
              <text:p><text:span text:style-name="T8"/></text:p>
              <text:p><text:span text:style-name="T8">If we look at the Merged/combined DFA</text:span></text:p>
              <text:list text:style-name="L6">
                <text:list-item>
                  <text:p><text:span text:style-name="T8">it is doing the same thing we saw in the previous Venn Diagrams</text:span></text:p>
                </text:list-item>
                <text:list-item>
                  <text:p><text:span text:style-name="T8">type is encoded in the accept states</text:span></text:p>
                </text:list-item>
                <text:list-item>
                  <text:p><text:span text:style-name="T8">if Minimizing have to be careful to NOT merge types as single accept state</text:span></text:p>
                  <text:list>
                    <text:list-item>
                      <text:p><text:span text:style-name="T8">Standard minimization starts with</text:span></text:p>
                      <text:list>
                        <text:list-item>
                          <text:p><text:span text:style-name="T8">1 partition for accept states</text:span></text:p>
                        </text:list-item>
                        <text:list-item>
                          <text:p><text:span text:style-name="T8">1 partition for non-accept states</text:span></text:p>
                        </text:list-item>
                      </text:list>
                    </text:list-item>
                    <text:list-item>
                      <text:p><text:span text:style-name="T8">Instead start with a partition for each type and none accept stat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9" draw:layer="layout" svg:width="20.245cm" svg:height="0.873cm" svg:x="2cm" svg:y="1.127cm" presentation:class="title" presentation:user-transformed="true">
          <draw:text-box>
            <text:p>Deriving implicit types – profile intersection <text:s text:c="2"/></text:p>
          </draw:text-box>
        </draw:frame>
        <draw:frame draw:style-name="gr6" draw:layer="layout" svg:width="0.502cm" svg:height="1.195cm" svg:x="10cm" svg:y="-2cm">
          <draw:text-box>
            <text:p/>
          </draw:text-box>
        </draw:frame>
        <draw:frame draw:style-name="gr44" draw:text-style-name="P14" draw:layer="layout" svg:width="6.126cm" svg:height="0.814cm" svg:x="2.437cm" svg:y="6.626cm">
          <draw:text-box>
            <text:list text:style-name="L5">
              <text:list-item>
                <text:p text:style-name="P13"><text:span text:style-name="T10">Web browsing</text:span></text:p>
              </text:list-item>
            </text:list>
          </draw:text-box>
        </draw:frame>
        <draw:frame draw:style-name="gr45" draw:text-style-name="P14" draw:layer="layout" svg:width="8.526cm" svg:height="0.814cm" svg:x="14.1cm" svg:y="15.329cm">
          <draw:text-box>
            <text:list text:style-name="L5">
              <text:list-item>
                <text:p text:style-name="P13"><text:span text:style-name="T10">Ubuntu One</text:span></text:p>
              </text:list-item>
            </text:list>
          </draw:text-box>
        </draw:frame>
        <draw:frame draw:style-name="gr46" draw:text-style-name="P14" draw:layer="layout" svg:width="6.126cm" svg:height="0.814cm" svg:x="10.937cm" svg:y="6.626cm">
          <draw:text-box>
            <text:list text:style-name="L5">
              <text:list-item>
                <text:p text:style-name="P13"><text:span text:style-name="T10">Social and email</text:span></text:p>
              </text:list-item>
            </text:list>
          </draw:text-box>
        </draw:frame>
        <draw:g>
          <svg:title>Fig 1</svg:title>
          <svg:desc>The list of files accessible in domain A, B and C</svg:desc>
          <draw:g>
            <draw:custom-shape draw:style-name="gr19" draw:text-style-name="P16" draw:layer="layout" svg:width="3.176cm" svg:height="5.081cm" svg:x="2.001cm" svg:y="7.41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7" draw:layer="layout" svg:x1="2cm" svg:y1="8.689cm" svg:x2="5.175cm" svg:y2="8.689cm">
              <text:p/>
            </draw:line>
            <draw:frame draw:style-name="gr14" draw:text-style-name="P19" draw:layer="layout" svg:width="0.925cm" svg:height="0.962cm" svg:x="3.126cm" svg:y="7.728cm">
              <draw:text-box>
                <text:p text:style-name="P18"><text:span text:style-name="T11">A</text:span></text:p>
              </draw:text-box>
            </draw:frame>
            <draw:frame draw:style-name="gr14" draw:text-style-name="P20" draw:layer="layout" svg:width="1.306cm" svg:height="2.163cm" svg:x="2.636cm" svg:y="9.324cm">
              <draw:text-box>
                <text:p text:style-name="P18"><text:span text:style-name="T12">/a</text:span></text:p>
                <text:p text:style-name="P18"><text:span text:style-name="T12">/ab</text:span></text:p>
                <text:p text:style-name="P18"><text:span text:style-name="T12">/ac</text:span></text:p>
                <text:p text:style-name="P18"><text:span text:style-name="T12">/abc</text:span></text:p>
              </draw:text-box>
            </draw:frame>
          </draw:g>
          <draw:g>
            <draw:custom-shape draw:style-name="gr20" draw:text-style-name="P16" draw:layer="layout" svg:width="3.176cm" svg:height="5.081cm" svg:x="5.811cm" svg:y="7.41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7" draw:layer="layout" svg:x1="5.81cm" svg:y1="8.689cm" svg:x2="8.985cm" svg:y2="8.689cm">
              <text:p/>
            </draw:line>
            <draw:frame draw:style-name="gr14" draw:text-style-name="P19" draw:layer="layout" svg:width="0.925cm" svg:height="0.962cm" svg:x="6.936cm" svg:y="7.728cm">
              <draw:text-box>
                <text:p text:style-name="P18"><text:span text:style-name="T11">B</text:span></text:p>
              </draw:text-box>
            </draw:frame>
            <draw:frame draw:style-name="gr14" draw:text-style-name="P20" draw:layer="layout" svg:width="1.306cm" svg:height="2.163cm" svg:x="6.41cm" svg:y="9.082cm">
              <draw:text-box>
                <text:p text:style-name="P18"><text:span text:style-name="T12">/b</text:span></text:p>
                <text:p text:style-name="P18"><text:span text:style-name="T12">/ab</text:span></text:p>
                <text:p text:style-name="P18"><text:span text:style-name="T12">/bc</text:span></text:p>
                <text:p text:style-name="P18"><text:span text:style-name="T12">/abc</text:span></text:p>
              </draw:text-box>
            </draw:frame>
          </draw:g>
          <draw:g>
            <draw:custom-shape draw:style-name="gr21" draw:text-style-name="P16" draw:layer="layout" svg:width="3.176cm" svg:height="5.081cm" svg:x="9.621cm" svg:y="7.41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17" draw:layer="layout" svg:x1="9.62cm" svg:y1="8.689cm" svg:x2="12.795cm" svg:y2="8.689cm">
              <text:p/>
            </draw:line>
            <draw:frame draw:style-name="gr14" draw:text-style-name="P19" draw:layer="layout" svg:width="0.959cm" svg:height="0.962cm" svg:x="10.728cm" svg:y="7.728cm">
              <draw:text-box>
                <text:p text:style-name="P18"><text:span text:style-name="T11">C</text:span></text:p>
              </draw:text-box>
            </draw:frame>
            <draw:frame draw:style-name="gr14" draw:text-style-name="P20" draw:layer="layout" svg:width="1.306cm" svg:height="2.163cm" svg:x="10.22cm" svg:y="9.082cm">
              <draw:text-box>
                <text:p text:style-name="P18"><text:span text:style-name="T12">/c</text:span></text:p>
                <text:p text:style-name="P18"><text:span text:style-name="T12">/ac</text:span></text:p>
                <text:p text:style-name="P18"><text:span text:style-name="T12">/bc</text:span></text:p>
                <text:p text:style-name="P18"><text:span text:style-name="T12">/abc</text:span></text:p>
              </draw:text-box>
            </draw:frame>
          </draw:g>
        </draw:g>
        <draw:g>
          <draw:g>
            <draw:g>
              <draw:custom-shape draw:style-name="gr19" draw:text-style-name="P16" draw:layer="layout" svg:width="6.351cm" svg:height="6.351cm" svg:x="16cm" svg:y="5.6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6" draw:layer="layout" svg:width="6.351cm" svg:height="6.351cm" svg:x="19.175cm" svg:y="5.6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1" draw:text-style-name="P16" draw:layer="layout" svg:width="6.351cm" svg:height="6.351cm" svg:x="17.589cm" svg:y="8.1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4" draw:text-style-name="P20" draw:layer="layout" svg:width="0.858cm" svg:height="0.729cm" svg:x="17.27cm" svg:y="7.514cm">
            <draw:text-box>
              <text:p text:style-name="P18"><text:span text:style-name="T12">/a</text:span></text:p>
            </draw:text-box>
          </draw:frame>
          <draw:frame draw:style-name="gr14" draw:text-style-name="P20" draw:layer="layout" svg:width="0.858cm" svg:height="0.729cm" svg:x="23.397cm" svg:y="7.514cm">
            <draw:text-box>
              <text:p text:style-name="P18"><text:span text:style-name="T12">/b</text:span></text:p>
            </draw:text-box>
          </draw:frame>
          <draw:frame draw:style-name="gr14" draw:text-style-name="P20" draw:layer="layout" svg:width="0.832cm" svg:height="0.729cm" svg:x="20.346cm" svg:y="12.594cm">
            <draw:text-box>
              <text:p text:style-name="P18"><text:span text:style-name="T12">/c</text:span></text:p>
            </draw:text-box>
          </draw:frame>
          <draw:frame draw:style-name="gr14" draw:text-style-name="P20" draw:layer="layout" svg:width="1.095cm" svg:height="0.729cm" svg:x="20.215cm" svg:y="7.424cm">
            <draw:text-box>
              <text:p text:style-name="P18"><text:span text:style-name="T12">/ab</text:span></text:p>
            </draw:text-box>
          </draw:frame>
          <draw:frame draw:style-name="gr14" draw:text-style-name="P20" draw:layer="layout" svg:width="1.069cm" svg:height="0.729cm" svg:x="18.106cm" svg:y="10.054cm">
            <draw:text-box>
              <text:p text:style-name="P18"><text:span text:style-name="T12">/ac</text:span></text:p>
            </draw:text-box>
          </draw:frame>
          <draw:frame draw:style-name="gr14" draw:text-style-name="P20" draw:layer="layout" svg:width="1.306cm" svg:height="0.729cm" svg:x="20.109cm" svg:y="9.419cm">
            <draw:text-box>
              <text:p text:style-name="P18"><text:span text:style-name="T12">/abc</text:span></text:p>
            </draw:text-box>
          </draw:frame>
          <draw:frame draw:style-name="gr14" draw:text-style-name="P20" draw:layer="layout" svg:width="1.069cm" svg:height="0.729cm" svg:x="22.35cm" svg:y="10.054cm">
            <draw:text-box>
              <text:p text:style-name="P18"><text:span text:style-name="T12">/bc</text:span></text:p>
            </draw:text-box>
          </draw:frame>
          <draw:frame draw:style-name="gr14" draw:text-style-name="P19" draw:layer="layout" svg:width="0.925cm" svg:height="0.962cm" svg:x="18.25cm" svg:y="5.609cm">
            <draw:text-box>
              <text:p text:style-name="P18"><text:span text:style-name="T11">A</text:span></text:p>
            </draw:text-box>
          </draw:frame>
          <draw:frame draw:style-name="gr14" draw:text-style-name="P19" draw:layer="layout" svg:width="0.925cm" svg:height="0.962cm" svg:x="22.35cm" svg:y="5.609cm">
            <draw:text-box>
              <text:p text:style-name="P18"><text:span text:style-name="T11">B</text:span></text:p>
            </draw:text-box>
          </draw:frame>
          <draw:frame draw:style-name="gr14" draw:text-style-name="P19" draw:layer="layout" svg:width="0.959cm" svg:height="0.962cm" svg:x="20.282cm" svg:y="13.538cm">
            <draw:text-box>
              <text:p text:style-name="P18"><text:span text:style-name="T11">C</text:span></text:p>
            </draw:text-box>
          </draw:frame>
          <draw:frame draw:style-name="gr14" draw:text-style-name="P19" draw:layer="layout" svg:width="1.349cm" svg:height="0.962cm" svg:x="20.088cm" svg:y="6.244cm">
            <draw:text-box>
              <text:p text:style-name="P18"><text:span text:style-name="T11">AB</text:span></text:p>
            </draw:text-box>
          </draw:frame>
          <draw:frame draw:style-name="gr14" draw:text-style-name="P19" draw:layer="layout" svg:width="1.383cm" svg:height="0.962cm" svg:x="18.427cm" svg:y="10.998cm">
            <draw:text-box>
              <text:p text:style-name="P18"><text:span text:style-name="T11">AC</text:span></text:p>
            </draw:text-box>
          </draw:frame>
          <draw:frame draw:style-name="gr14" draw:text-style-name="P19" draw:layer="layout" svg:width="1.383cm" svg:height="0.962cm" svg:x="21.715cm" svg:y="10.998cm">
            <draw:text-box>
              <text:p text:style-name="P18"><text:span text:style-name="T11">BC</text:span></text:p>
            </draw:text-box>
          </draw:frame>
          <draw:frame draw:style-name="gr14" draw:text-style-name="P19" draw:layer="layout" svg:width="1.806cm" svg:height="0.962cm" svg:x="19.859cm" svg:y="8.458cm">
            <draw:text-box>
              <text:p text:style-name="P18"><text:span text:style-name="T11">ABC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8">Except in apparmor we often only go as far as</text:span></text:p>
              <text:list text:style-name="L6">
                <text:list-item>
                  <text:p><text:span text:style-name="T8">splitting to domain types</text:span></text:p>
                </text:list-item>
                <text:list-item>
                  <text:p><text:span text:style-name="T8">This isn't enough to do a straight permission lookup.</text:span></text:p>
                  <text:list>
                    <text:list-item>
                      <text:p><text:span text:style-name="T8">Still need an address to find the perms</text:span></text:p>
                    </text:list-item>
                  </text:list>
                </text:list-item>
                <text:list-item>
                  <text:p><text:span text:style-name="T8">Except ...</text:span></text:p>
                </text:list-item>
              </text:list>
            </draw:text-box>
          </draw:frame>
        </presentation:notes>
      </draw:page>
      <draw:page draw:name="page9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How is AppArmor different</text:span></text:p>
          </draw:text-box>
        </draw:frame>
        <draw:frame presentation:style-name="pr10" draw:text-style-name="P12" draw:layer="layout" svg:width="25.199cm" svg:height="14.457cm" svg:x="1.401cm" svg:y="3.5cm" presentation:class="outline" presentation:user-transformed="true">
          <draw:text-box>
            <text:list text:style-name="L3">
              <text:list-item>
                <text:p><text:span text:style-name="T9">More Dynamic</text:span></text:p>
                <text:list>
                  <text:list-item>
                    <text:p><text:span text:style-name="T9">It has to derive the type at run time</text:span></text:p>
                    <text:list>
                      <text:list-item>
                        <text:p><text:span text:style-name="T9">Partial policy loads and changes</text:span></text:p>
                        <text:list>
                          <text:list-item>
                            <text:p><text:span text:style-name="T9">Dynamic change of derived typ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Two rule types</text:span></text:p>
                    <text:list>
                      <text:list-item>
                        <text:p><text:span text:style-name="T9">Address based rules – derive implicit labels from</text:span></text:p>
                      </text:list-item>
                      <text:list-item>
                        <text:p><text:span text:style-name="T9">Label based rules – I want to talk to Bob (doesn't care about address)</text:span></text:p>
                      </text:list-item>
                    </text:list>
                  </text:list-item>
                  <text:list-item>
                    <text:p><text:span text:style-name="T9">No separation of Object type and Subject type</text:span></text:p>
                    <text:list>
                      <text:list-item>
                        <text:p><text:span text:style-name="T9">Subject label can be placed on an object</text:span></text:p>
                      </text:list-item>
                      <text:list-item>
                        <text:p><text:span text:style-name="T9">It has rules associated with it (they won't be applied) unless</text:span></text:p>
                        <text:list>
                          <text:list-item>
                            <text:p><text:span text:style-name="T9">Object is a prox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Don't usually store type, instead a label</text:span></text:p>
                    <text:list>
                      <text:list-item>
                        <text:p><text:span text:style-name="T9">Difference: still need rules to resolve permiss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</presentation:notes>
      </draw:page>
      <draw:page draw:name="page10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Why not use/compute the derived object type?</text:span></text:p>
          </draw:text-box>
        </draw:frame>
        <draw:frame presentation:style-name="pr11" draw:text-style-name="P12" draw:layer="layout" svg:width="25.199cm" svg:height="15.602cm" svg:x="1.301cm" svg:y="2.898cm" presentation:class="outline" presentation:user-transformed="true">
          <draw:text-box>
            <text:list text:style-name="L3">
              <text:list-item>
                <text:p><text:span text:style-name="T9">Explicit label is the type</text:span></text:p>
                <text:list>
                  <text:list-item>
                    <text:list>
                      <text:list-item>
                        <text:p><text:span text:style-name="T9">could store in DB, but lets be sane and use xattr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omain is the type</text:span></text:p>
              </text:list-item>
              <text:list-item>
                <text:p><text:span text:style-name="T9">Implicit objects label use a domain type/label – not full obect type</text:span></text:p>
              </text:list-item>
              <text:list-item>
                <text:p><text:span text:style-name="T9">Partial policy loads</text:span></text:p>
              </text:list-item>
              <text:list-item>
                <text:p><text:span text:style-name="T9">Expensive to recompute</text:span></text:p>
                <text:list>
                  <text:list-item>
                    <text:p><text:span text:style-name="T9">Partial policy loads and changes</text:span></text:p>
                    <text:list>
                      <text:list-item>
                        <text:p><text:span text:style-name="T9">Time</text:span></text:p>
                      </text:list-item>
                      <text:list-item>
                        <text:p><text:span text:style-name="T9">Space (precomputing combinations could ballon policy)</text:span></text:p>
                      </text:list-item>
                    </text:list>
                  </text:list-item>
                  <text:list-item>
                    <text:p><text:span text:style-name="T9">Stacking/Dynamic policy composition</text:span></text:p>
                    <text:list>
                      <text:list-item>
                        <text:p><text:span text:style-name="T9">Userspace directed – possible combinations in policy, actually used vs. unused</text:span></text:p>
                      </text:list-item>
                    </text:list>
                  </text:list-item>
                  <text:list-item>
                    <text:p><text:span text:style-name="T9">None persisistent object typing isn't static</text:span></text:p>
                    <text:list>
                      <text:list-item>
                        <text:p><text:span text:style-name="T9">Label vs. address based rule</text:span></text:p>
                      </text:list-item>
                    </text:list>
                  </text:list-item>
                  <text:list-item>
                    <text:p><text:span text:style-name="T9">Object Deleg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layer="layout" svg:width="17.372cm" svg:height="8.783cm" svg:x="2.5cm" svg:y="17cm">
            <draw:text-box>
              <text:p>Atomic policy load is getting us closer to allowing total policy</text:p>
              <text:p/>
              <text:p>Will be able to selectively precompute whats in atomic set</text:p>
              <text:p>- still will dynamically compose with what is not</text:p>
              <text:p/>
              <text:p text:style-name="P27">Persistent objects – we assume over life time all domains</text:p>
              <text:p text:style-name="P27"><text:s text:c="2"/>That can will touch it</text:p>
              <text:p text:style-name="P27"/>
              <text:p text:style-name="P27"><text:s text:c="2"/>Could track in xattrs, but currently don't</text:p>
              <text:p text:style-name="P27"/>
              <text:p/>
              <text:p/>
            </draw:text-box>
          </draw:frame>
        </presentation:notes>
      </draw:page>
      <draw:page draw:name="page11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Basic permission check</text:span></text:p>
          </draw:text-box>
        </draw:frame>
        <draw:frame presentation:style-name="pr12" draw:text-style-name="P12" draw:layer="layout" svg:width="25.199cm" svg:height="15.5cm" svg:x="1.401cm" svg:y="3.5cm" presentation:class="outline" presentation:user-transformed="true">
          <draw:text-box>
            <text:list text:style-name="L3">
              <text:list-item>
                <text:p><text:span text:style-name="T9">Cache check (if present)</text:span></text:p>
              </text:list-item>
              <text:list-item>
                <text:p><text:span text:style-name="T9">Label check</text:span></text:p>
                <text:list>
                  <text:list-item>
                    <text:list>
                      <text:list-item>
                        <text:p><text:span text:style-name="T9">explicit label overrides implicit</text:span></text:p>
                      </text:list-item>
                      <text:list-item>
                        <text:p><text:span text:style-name="T9">May update/extend label</text:span></text:p>
                      </text:list-item>
                    </text:list>
                  </text:list-item>
                </text:list>
              </text:list-item>
              <text:list-item>
                <text:p><text:span text:style-name="T9">Fall through to Address Rule check</text:span></text:p>
                <text:list>
                  <text:list-item>
                    <text:list>
                      <text:list-item>
                        <text:p><text:span text:style-name="T9">Object picks up creating domain's type (unless otherwise specified)</text:span></text:p>
                      </text:list-item>
                      <text:list-item>
                        <text:p><text:span text:style-name="T9">May update/extend label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g>
          <draw:custom-shape draw:style-name="gr47" draw:text-style-name="P28" draw:layer="layout" svg:width="2.289cm" svg:height="2.289cm" svg:x="8.212cm" svg:y="12.503cm">
            <text:p text:style-name="P24"><text:span text:style-name="T14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8" draw:layer="layout" svg:width="2.289cm" svg:height="2.289cm" svg:x="2.5cm" svg:y="12.5cm">
            <text:p text:style-name="P24"><text:span text:style-name="T14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8" draw:layer="layout" svg:width="2.289cm" svg:height="1.27cm" svg:x="2.5cm" svg:y="16.313cm">
            <text:p text:style-name="P24"><text:span text:style-name="T14">Object</text:span></text:p>
            <draw:enhanced-geometry svg:viewBox="0 0 21600 21600" draw:type="rectangle" draw:enhanced-path="M 0 0 L 21600 0 21600 21600 0 21600 0 0 Z N"/>
          </draw:custom-shape>
          <draw:frame draw:style-name="gr2" draw:text-style-name="P29" draw:layer="layout" svg:width="0.807cm" svg:height="0.763cm" svg:x="3.28cm" svg:y="17.709cm">
            <draw:text-box>
              <text:p text:style-name="P29"><text:span text:style-name="T15">A</text:span></text:p>
            </draw:text-box>
          </draw:frame>
          <draw:custom-shape draw:style-name="gr49" draw:text-style-name="P28" draw:layer="layout" svg:width="2.289cm" svg:height="1.27cm" svg:x="8.212cm" svg:y="16.313cm">
            <text:p text:style-name="P24"><text:span text:style-name="T14">Object</text:span></text:p>
            <draw:enhanced-geometry svg:viewBox="0 0 21600 21600" draw:type="rectangle" draw:enhanced-path="M 0 0 L 21600 0 21600 21600 0 21600 0 0 Z N"/>
          </draw:custom-shape>
          <draw:line draw:style-name="gr50" draw:text-style-name="P11" draw:layer="layout" svg:x1="5.294cm" svg:y1="16.948cm" svg:x2="7.58cm" svg:y2="16.948cm">
            <text:p/>
          </draw:line>
          <draw:frame draw:style-name="gr2" draw:text-style-name="P29" draw:layer="layout" svg:width="1.416cm" svg:height="0.763cm" svg:x="8.704cm" svg:y="17.645cm">
            <draw:text-box>
              <text:p><text:span text:style-name="T15">A&amp;B</text:span></text:p>
            </draw:text-box>
          </draw:frame>
        </draw:g>
        <draw:g>
          <draw:custom-shape draw:style-name="gr47" draw:text-style-name="P28" draw:layer="layout" svg:width="2.289cm" svg:height="2.289cm" svg:x="20.712cm" svg:y="12.503cm">
            <text:p text:style-name="P24"><text:span text:style-name="T14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8" draw:layer="layout" svg:width="2.289cm" svg:height="2.289cm" svg:x="15cm" svg:y="12.5cm">
            <text:p text:style-name="P24"><text:span text:style-name="T14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8" draw:layer="layout" svg:width="2.289cm" svg:height="1.27cm" svg:x="15cm" svg:y="16.313cm">
            <text:p text:style-name="P24"><text:span text:style-name="T14">Object</text:span></text:p>
            <draw:enhanced-geometry svg:viewBox="0 0 21600 21600" draw:type="rectangle" draw:enhanced-path="M 0 0 L 21600 0 21600 21600 0 21600 0 0 Z N"/>
          </draw:custom-shape>
          <draw:frame draw:style-name="gr2" draw:text-style-name="P29" draw:layer="layout" svg:width="0.832cm" svg:height="0.763cm" svg:x="15.78cm" svg:y="17.709cm">
            <draw:text-box>
              <text:p text:style-name="P29"><text:span text:style-name="T15">C</text:span></text:p>
            </draw:text-box>
          </draw:frame>
          <draw:custom-shape draw:style-name="gr49" draw:text-style-name="P28" draw:layer="layout" svg:width="2.289cm" svg:height="1.27cm" svg:x="20.712cm" svg:y="16.313cm">
            <text:p text:style-name="P24"><text:span text:style-name="T14">Object</text:span></text:p>
            <draw:enhanced-geometry svg:viewBox="0 0 21600 21600" draw:type="rectangle" draw:enhanced-path="M 0 0 L 21600 0 21600 21600 0 21600 0 0 Z N"/>
          </draw:custom-shape>
          <draw:line draw:style-name="gr50" draw:text-style-name="P11" draw:layer="layout" svg:x1="17.794cm" svg:y1="16.948cm" svg:x2="20.08cm" svg:y2="16.948cm">
            <text:p/>
          </draw:line>
          <draw:frame draw:style-name="gr2" draw:text-style-name="P29" draw:layer="layout" svg:width="0.832cm" svg:height="0.763cm" svg:x="21.407cm" svg:y="17.645cm">
            <draw:text-box>
              <text:p><text:span text:style-name="T15">C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text-style-name="P27" draw:layer="layout" svg:width="17.372cm" svg:height="13.049cm" svg:x="2.5cm" svg:y="17cm">
            <draw:text-box>
              <text:p text:style-name="P27">Atomic policy load is getting us closer to allowing total policy</text:p>
              <text:p text:style-name="P27"/>
              <text:p text:style-name="P27">Will be able to selectively precompute whats in atomic set</text:p>
              <text:p text:style-name="P27">- still will dynamically compose with what is not</text:p>
              <text:p text:style-name="P27"/>
              <text:p text:style-name="P27">Diagram: Left implicit label update</text:p>
              <text:p text:style-name="P27">- just constructing implicit label as shown earlier</text:p>
              <text:p text:style-name="P27">- A creates object</text:p>
              <text:p text:style-name="P27">- B accesses object (doesn't matter how)</text:p>
              <text:p text:style-name="P27">- literally mean domain A and B can access object</text:p>
              <text:p text:style-name="P27"/>
              <text:p text:style-name="P27">Diagram: Right explicit label</text:p>
              <text:p text:style-name="P27">- type is set to C</text:p>
              <text:p text:style-name="P27">- type stays as C (even if B has access)</text:p>
              <text:p text:style-name="P27"/>
              <text:p text:style-name="P27"/>
              <text:p text:style-name="P27"/>
              <text:p text:style-name="P27"/>
            </draw:text-box>
          </draw:frame>
        </presentation:notes>
      </draw:page>
      <draw:page draw:name="page12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Communication between domains - Permission cross check</text:span></text:p>
          </draw:text-box>
        </draw:frame>
        <draw:frame presentation:style-name="pr13" draw:text-style-name="P12" draw:layer="layout" svg:width="25.199cm" svg:height="15.5cm" svg:x="1.401cm" svg:y="3.5cm" presentation:class="outline" presentation:user-transformed="true">
          <draw:text-box>
            <text:list text:style-name="L3">
              <text:list-item>
                <text:p><text:span text:style-name="T9">Same as regular permission check, but done from each domain</text:span></text:p>
                <text:list>
                  <text:list-item>
                    <text:p><text:span text:style-name="T9">Can A talk to B</text:span></text:p>
                  </text:list-item>
                  <text:list-item>
                    <text:p><text:span text:style-name="T9">Can B talk to A</text:span></text:p>
                  </text:list-item>
                  <text:list-item>
                    <text:p><text:span text:style-name="T9">Address check might still be done</text:span></text:p>
                    <text:list>
                      <text:list-item>
                        <text:p><text:span text:style-name="T9">Says I don't care who I talk to, as long as it is via this addr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custom-shape draw:style-name="gr47" draw:text-style-name="P28" draw:layer="layout" svg:width="2.289cm" svg:height="2.289cm" svg:x="21.211cm" svg:y="11.531cm">
              <text:p text:style-name="P24"><text:span text:style-name="T14">B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28" draw:layer="layout" svg:width="2.289cm" svg:height="2.289cm" svg:x="15.499cm" svg:y="11.528cm">
              <text:p text:style-name="P24"><text:span text:style-name="T14">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28" draw:layer="layout" svg:width="2.289cm" svg:height="1.27cm" svg:x="15.499cm" svg:y="15.341cm">
              <text:p text:style-name="P24"><text:span text:style-name="T14">Object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29" draw:layer="layout" svg:width="0.832cm" svg:height="0.763cm" svg:x="16.279cm" svg:y="16.737cm">
              <draw:text-box>
                <text:p text:style-name="P29"><text:span text:style-name="T15">C</text:span></text:p>
              </draw:text-box>
            </draw:frame>
            <draw:custom-shape draw:style-name="gr49" draw:text-style-name="P28" draw:layer="layout" svg:width="2.289cm" svg:height="1.27cm" svg:x="21.211cm" svg:y="15.341cm">
              <text:p text:style-name="P24"><text:span text:style-name="T14">Object</text:span></text:p>
              <draw:enhanced-geometry svg:viewBox="0 0 21600 21600" draw:type="rectangle" draw:enhanced-path="M 0 0 L 21600 0 21600 21600 0 21600 0 0 Z N"/>
            </draw:custom-shape>
            <draw:line draw:style-name="gr50" draw:text-style-name="P11" draw:layer="layout" svg:x1="18.293cm" svg:y1="15.976cm" svg:x2="20.579cm" svg:y2="15.976cm">
              <text:p/>
            </draw:line>
            <draw:frame draw:style-name="gr2" draw:text-style-name="P29" draw:layer="layout" svg:width="0.832cm" svg:height="0.763cm" svg:x="21.906cm" svg:y="16.673cm">
              <draw:text-box>
                <text:p><text:span text:style-name="T15">C</text:span></text:p>
              </draw:text-box>
            </draw:frame>
          </draw:g>
          <draw:line draw:style-name="gr50" draw:text-style-name="P11" draw:layer="layout" svg:x1="18.039cm" svg:y1="11.785cm" svg:x2="21.023cm" svg:y2="13.436cm">
            <text:p/>
          </draw:line>
          <draw:line draw:style-name="gr50" draw:text-style-name="P11" draw:layer="layout" svg:x1="20.96cm" svg:y1="11.785cm" svg:x2="18.039cm" svg:y2="13.436cm">
            <text:p/>
          </draw:line>
        </draw:g>
        <draw:g>
          <draw:custom-shape draw:style-name="gr47" draw:text-style-name="P28" draw:layer="layout" svg:width="2.289cm" svg:height="2.289cm" svg:x="8.712cm" svg:y="11.503cm">
            <text:p text:style-name="P24"><text:span text:style-name="T14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8" draw:layer="layout" svg:width="2.289cm" svg:height="2.289cm" svg:x="3cm" svg:y="11.5cm">
            <text:p text:style-name="P24"><text:span text:style-name="T14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8" draw:layer="layout" svg:width="2.289cm" svg:height="1.27cm" svg:x="3cm" svg:y="15.313cm">
            <text:p text:style-name="P24"><text:span text:style-name="T14">Object</text:span></text:p>
            <draw:enhanced-geometry svg:viewBox="0 0 21600 21600" draw:type="rectangle" draw:enhanced-path="M 0 0 L 21600 0 21600 21600 0 21600 0 0 Z N"/>
          </draw:custom-shape>
          <draw:frame draw:style-name="gr2" draw:text-style-name="P29" draw:layer="layout" svg:width="0.807cm" svg:height="0.763cm" svg:x="3.78cm" svg:y="16.709cm">
            <draw:text-box>
              <text:p text:style-name="P29"><text:span text:style-name="T15">A</text:span></text:p>
            </draw:text-box>
          </draw:frame>
          <draw:custom-shape draw:style-name="gr49" draw:text-style-name="P28" draw:layer="layout" svg:width="2.289cm" svg:height="1.27cm" svg:x="8.712cm" svg:y="15.313cm">
            <text:p text:style-name="P24"><text:span text:style-name="T14">Object</text:span></text:p>
            <draw:enhanced-geometry svg:viewBox="0 0 21600 21600" draw:type="rectangle" draw:enhanced-path="M 0 0 L 21600 0 21600 21600 0 21600 0 0 Z N"/>
          </draw:custom-shape>
          <draw:line draw:style-name="gr50" draw:text-style-name="P11" draw:layer="layout" svg:x1="5.794cm" svg:y1="15.948cm" svg:x2="8.08cm" svg:y2="15.948cm">
            <text:p/>
          </draw:line>
          <draw:frame draw:style-name="gr2" draw:text-style-name="P29" draw:layer="layout" svg:width="1.416cm" svg:height="0.763cm" svg:x="9.303cm" svg:y="16.678cm">
            <draw:text-box>
              <text:p><text:span text:style-name="T15">A&amp;B</text:span></text:p>
            </draw:text-box>
          </draw:frame>
          <draw:line draw:style-name="gr50" draw:text-style-name="P11" draw:layer="layout" svg:x1="5.54cm" svg:y1="11.757cm" svg:x2="8.524cm" svg:y2="13.408cm">
            <text:p/>
          </draw:line>
          <draw:line draw:style-name="gr50" draw:text-style-name="P11" draw:layer="layout" svg:x1="8.461cm" svg:y1="11.757cm" svg:x2="5.54cm" svg:y2="13.408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text-style-name="P27" draw:layer="layout" svg:width="16.157cm" svg:height="5.939cm" svg:x="2.5cm" svg:y="17cm">
            <draw:text-box>
              <text:p text:style-name="P27">Cross check really doesn't change anything, same thing</text:p>
              <text:p text:style-name="P27">With the 2 checks being done at the same time</text:p>
              <text:p text:style-name="P27"/>
              <text:p text:style-name="P27">Cache may store the results of the cross check</text:p>
              <text:p text:style-name="P27"/>
              <text:p text:style-name="P27"/>
              <text:p text:style-name="P27"/>
              <text:p text:style-name="P27"/>
            </draw:text-box>
          </draw:frame>
        </presentation:notes>
      </draw:page>
      <draw:page draw:name="page13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2 rule types?</text:span></text:p>
          </draw:text-box>
        </draw:frame>
        <draw:frame presentation:style-name="pr14" draw:text-style-name="P12" draw:layer="layout" svg:width="25.199cm" svg:height="15.5cm" svg:x="1.401cm" svg:y="3.5cm" presentation:class="outline" presentation:user-transformed="true">
          <draw:text-box>
            <text:list text:style-name="L7">
              <text:list-item>
                <text:p><text:span text:style-name="T16">Not really just different ends of a very flexible rule</text:span></text:p>
              </text:list-item>
            </text:list>
            <text:p><text:span text:style-name="T16">file rw <text:s/>/foo,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 don't care about its type</text:span></text:p>
            <text:p><text:span text:style-name="T16">label=C <text:s/>rw,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 don't care where just care about type</text:span></text:p>
            <text:p><text:span text:style-name="T16">file rw label=C /foo,</text:span><text:span text:style-name="T16"><text:tab/></text:span><text:span text:style-name="T16"><text:tab/></text:span><text:span text:style-name="T16"><text:tab/></text:span><text:span text:style-name="T16"><text:tab/></text:span><text:span text:style-name="T16"># care about type and address</text:span></text:p>
            <text:p><text:span text:style-name="T16">file create label:= C /foo,</text:span><text:span text:style-name="T16"><text:tab/></text:span><text:span text:style-name="T16"><text:tab/></text:span><text:span text:style-name="T16"><text:tab/></text:span><text:span text:style-name="T16"># create an explicitly labeled file</text:span></text:p>
            <text:p/>
            <text:p><text:span text:style-name="T17">What about label rules for something that has a compound type?</text:span></text:p>
            <text:list text:continue-numbering="true" text:style-name="L7">
              <text:list-item>
                <text:p><text:span text:style-name="T16">Say C wants to access something labeled A&amp;B</text:span></text:p>
                <text:list>
                  <text:list-header>
                    <text:p><text:span text:style-name="T16">- A&amp;B literally means. <text:s/>A can access, and B can access.</text:span></text:p>
                    <text:list>
                      <text:list-header>
                        <text:p><text:span text:style-name="T16">- Need 2 label rules</text:span></text:p>
                        <text:list>
                          <text:list-header>
                            <text:p><text:span text:style-name="T16">label=A rw,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 or what ever permissions are actually needed</text:span></text:p>
                            <text:p><text:span text:style-name="T16">label=B rw,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text-style-name="P27" draw:layer="layout" svg:width="10.048cm" svg:height="0.962cm" svg:x="2.5cm" svg:y="17cm">
            <draw:text-box>
              <text:p text:style-name="P27">Label rule may cause cross check</text:p>
            </draw:text-box>
          </draw:frame>
        </presentation:notes>
      </draw:page>
      <draw:page draw:name="page14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Stacking</text:span></text:p>
          </draw:text-box>
        </draw:frame>
        <draw:frame presentation:style-name="pr15" draw:text-style-name="P12" draw:layer="layout" svg:width="25.199cm" svg:height="15.602cm" svg:x="1.401cm" svg:y="3.5cm" presentation:class="outline" presentation:user-transformed="true">
          <draw:text-box>
            <text:list text:style-name="L3">
              <text:list-item>
                <text:p><text:span text:style-name="T9">Allows more than 1 type/label to exist on an subject/object</text:span></text:p>
              </text:list-item>
              <text:list-item>
                <text:p><text:span text:style-name="T9">Same as a compound implicit label</text:span></text:p>
                <text:list>
                  <text:list-item>
                    <text:p><text:span text:style-name="T9">A&amp;B</text:span></text:p>
                  </text:list-item>
                </text:list>
              </text:list-item>
              <text:list-item>
                <text:p><text:span text:style-name="T9">Subject</text:span></text:p>
                <text:list>
                  <text:list-item>
                    <text:p><text:span text:style-name="T9">performs check for all profiles in its label before allowing access</text:span></text:p>
                  </text:list-item>
                  <text:list-item>
                    <text:p><text:span text:style-name="T9">All profiles from the subject label are added to the implicit label</text:span></text:p>
                  </text:list-item>
                  <text:list-item>
                    <text:p><text:span text:style-name="T9">If an explicit label is specified all profiles in the subject label must agree</text:span></text:p>
                  </text:list-item>
                </text:list>
              </text:list-item>
              <text:list-item>
                <text:p><text:span text:style-name="T9">Where is it used?</text:span></text:p>
                <text:list>
                  <text:list-item>
                    <text:p><text:span text:style-name="T9">Sockets – being proxy for subject task</text:span></text:p>
                  </text:list-item>
                  <text:list-item>
                    <text:p><text:span text:style-name="T9">Profile composition: Eg. Firefox launches Evince.</text:span></text:p>
                    <text:list>
                      <text:list-item>
                        <text:p><text:span text:style-name="T9">Want this Evince limited to Firefox's Domain &amp; What Evince allows + delegation</text:span></text:p>
                      </text:list-item>
                      <text:list-item>
                        <text:p><text:span text:style-name="T9">Could just have custom profile, but might be more maintanence</text:span></text:p>
                      </text:list-item>
                      <text:list-item>
                        <text:p><text:span text:style-name="T9">Could statically create intersection profile – could explode policy size</text:span></text:p>
                      </text:list-item>
                    </text:list>
                  </text:list-item>
                  <text:list-item>
                    <text:p><text:span text:style-name="T9">In conjunction with Namespacing poli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text-style-name="P27" draw:layer="layout" svg:width="0.502cm" svg:height="2.384cm" svg:x="2.5cm" svg:y="17cm">
            <draw:text-box>
              <text:p text:style-name="P27"/>
              <text:p text:style-name="P27"/>
              <text:p text:style-name="P27"/>
            </draw:text-box>
          </draw:frame>
          <draw:frame draw:style-name="gr2" draw:layer="layout" svg:width="16.805cm" svg:height="2.384cm" svg:x="2.5cm" svg:y="17.116cm">
            <draw:text-box>
              <text:p>Stack deliberately same as compound label</text:p>
              <text:p/>
              <text:p>Combinations of potential stacks could explode policy size</text:p>
            </draw:text-box>
          </draw:frame>
        </presentation:notes>
      </draw:page>
      <draw:page draw:name="page15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Policy Namespaces</text:span></text:p>
          </draw:text-box>
        </draw:frame>
        <draw:frame presentation:style-name="pr16" draw:text-style-name="P31" draw:layer="layout" svg:width="25.199cm" svg:height="15.5cm" svg:x="1.5cm" svg:y="3cm" presentation:class="outline" presentation:user-transformed="true">
          <draw:text-box>
            <text:list text:style-name="L3">
              <text:list-item>
                <text:p text:style-name="P30"><text:span text:style-name="T18">Allows for different policy sets to live side-by-side or stacked</text:span></text:p>
              </text:list-item>
              <text:list-item>
                <text:p text:style-name="P30"><text:span text:style-name="T18">Namespaces are hierarchical</text:span></text:p>
              </text:list-item>
              <text:list-item>
                <text:p text:style-name="P30"><text:span text:style-name="T18">Parent Namespace can see into child namespace/labeling</text:span></text:p>
                <text:list>
                  <text:list-item>
                    <text:p text:style-name="P30"><text:span text:style-name="T18">Child can't see parent (theoretically)</text:span></text:p>
                  </text:list-item>
                </text:list>
              </text:list-item>
              <text:list-item>
                <text:p text:style-name="P30"><text:span text:style-name="T18">Tasks within a namespace can only see manipulate the “current” namespace</text:span></text:p>
              </text:list-item>
              <text:list-item>
                <text:p text:style-name="P30"><text:span text:style-name="T18">Stacked Namespaces</text:span></text:p>
                <text:list>
                  <text:list-item>
                    <text:p text:style-name="P30"><text:span text:style-name="T18">Enforce a system hardening on a container</text:span></text:p>
                  </text:list-item>
                  <text:list-item>
                    <text:p text:style-name="P30"><text:span text:style-name="T18">Container can then enforce its own policy</text:span></text:p>
                  </text:list-item>
                  <text:list-item>
                    <text:p text:style-name="P30"><text:span text:style-name="T18">Label/permission checks are only between labels in same namespace</text:span></text:p>
                  </text:list-item>
                  <text:list-item>
                    <text:p text:style-name="P30"><text:span text:style-name="T18">Can have a different explicit label for each namespace</text:span></text:p>
                  </text:list-item>
                </text:list>
              </text:list-item>
            </text:list>
          </draw:text-box>
        </draw:frame>
        <draw:g>
          <draw:g>
            <draw:custom-shape draw:style-name="gr51" draw:text-style-name="P11" draw:layer="layout" svg:width="2.875cm" svg:height="0.958cm" svg:x="18.262cm" svg:y="17.54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1" draw:layer="layout" svg:width="2.875cm" svg:height="0.958cm" svg:x="12.511cm" svg:y="15.62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1" draw:layer="layout" svg:width="2.875cm" svg:height="0.959cm" svg:x="18.262cm" svg:y="16.583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1" draw:layer="layout" svg:width="2.875cm" svg:height="0.958cm" svg:x="6.953cm" svg:y="14.667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1" draw:layer="layout" svg:width="2.875cm" svg:height="0.958cm" svg:x="12.511cm" svg:y="14.667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1" draw:layer="layout" svg:width="2.875cm" svg:height="0.958cm" svg:x="18.262cm" svg:y="15.625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11" draw:layer="layout" svg:width="2.875cm" svg:height="0.958cm" svg:x="18.262cm" svg:y="14.667cm">
              <text:p/>
              <draw:enhanced-geometry svg:viewBox="0 0 21600 21600" draw:type="rectangle" draw:enhanced-path="M 0 0 L 21600 0 21600 21600 0 21600 0 0 Z N"/>
            </draw:custom-shape>
            <draw:line draw:style-name="gr54" draw:text-style-name="P11" draw:layer="layout" svg:x1="12.032cm" svg:y1="15.625cm" svg:x2="15.865cm" svg:y2="15.625cm">
              <text:p/>
            </draw:line>
            <draw:line draw:style-name="gr54" draw:text-style-name="P11" draw:layer="layout" svg:x1="17.782cm" svg:y1="15.625cm" svg:x2="21.615cm" svg:y2="15.625cm">
              <text:p/>
            </draw:line>
            <draw:line draw:style-name="gr54" draw:text-style-name="P11" draw:layer="layout" svg:x1="17.782cm" svg:y1="16.583cm" svg:x2="21.615cm" svg:y2="16.583cm">
              <text:p/>
            </draw:line>
            <draw:frame draw:style-name="gr55" draw:text-style-name="P32" draw:layer="layout" svg:width="2.424cm" svg:height="0.848cm" svg:x="7.52cm" svg:y="14.896cm">
              <draw:text-box>
                <text:p><text:span text:style-name="T19">profile A</text:span></text:p>
              </draw:text-box>
            </draw:frame>
            <draw:frame draw:style-name="gr56" draw:text-style-name="P32" draw:layer="layout" svg:width="3.139cm" svg:height="0.848cm" svg:x="18.48cm" svg:y="14.896cm">
              <draw:text-box>
                <text:p><text:span text:style-name="T19">user profile</text:span></text:p>
              </draw:text-box>
            </draw:frame>
            <draw:frame draw:style-name="gr57" draw:text-style-name="P32" draw:layer="layout" svg:width="2.454cm" svg:height="0.848cm" svg:x="12.991cm" svg:y="15.854cm">
              <draw:text-box>
                <text:p><text:span text:style-name="T19">profile B</text:span></text:p>
              </draw:text-box>
            </draw:frame>
            <draw:frame draw:style-name="gr58" draw:text-style-name="P32" draw:layer="layout" svg:width="2.483cm" svg:height="0.848cm" svg:x="18.784cm" svg:y="17.733cm">
              <draw:text-box>
                <text:p><text:span text:style-name="T19">profile C</text:span></text:p>
              </draw:text-box>
            </draw:frame>
            <draw:frame draw:style-name="gr59" draw:text-style-name="P32" draw:layer="layout" svg:width="2.542cm" svg:height="0.848cm" svg:x="12.991cm" svg:y="14.858cm">
              <draw:text-box>
                <text:p><text:span text:style-name="T19">profile A </text:span></text:p>
              </draw:text-box>
            </draw:frame>
            <draw:frame draw:style-name="gr60" draw:text-style-name="P32" draw:layer="layout" svg:width="2.542cm" svg:height="0.848cm" svg:x="18.741cm" svg:y="15.817cm">
              <draw:text-box>
                <text:p><text:span text:style-name="T19">profile A </text:span></text:p>
              </draw:text-box>
            </draw:frame>
            <draw:frame draw:style-name="gr57" draw:text-style-name="P32" draw:layer="layout" svg:width="2.454cm" svg:height="0.848cm" svg:x="18.741cm" svg:y="16.813cm">
              <draw:text-box>
                <text:p><text:span text:style-name="T19">profile B</text:span></text:p>
              </draw:text-box>
            </draw:frame>
            <draw:frame draw:style-name="gr61" draw:text-style-name="P32" draw:layer="layout" svg:width="1.234cm" svg:height="0.848cm" svg:x="11.457cm" svg:y="15.817cm">
              <draw:text-box>
                <text:p><text:span text:style-name="T19">NS</text:span></text:p>
              </draw:text-box>
            </draw:frame>
            <draw:frame draw:style-name="gr62" draw:text-style-name="P32" draw:layer="layout" svg:width="2.809cm" svg:height="0.848cm" svg:x="10.383cm" svg:y="14.858cm">
              <draw:text-box>
                <text:p><text:span text:style-name="T19">Container</text:span></text:p>
              </draw:text-box>
            </draw:frame>
            <draw:frame draw:style-name="gr63" draw:text-style-name="P32" draw:layer="layout" svg:width="2.504cm" svg:height="0.848cm" svg:x="16.372cm" svg:y="14.896cm">
              <draw:text-box>
                <text:p><text:span text:style-name="T19">User NS</text:span></text:p>
              </draw:text-box>
            </draw:frame>
            <draw:frame draw:style-name="gr64" draw:text-style-name="P32" draw:layer="layout" svg:width="2.809cm" svg:height="0.848cm" svg:x="16.153cm" svg:y="15.817cm">
              <draw:text-box>
                <text:p><text:span text:style-name="T19">Container</text:span></text:p>
              </draw:text-box>
            </draw:frame>
            <draw:frame draw:style-name="gr65" draw:text-style-name="P32" draw:layer="layout" svg:width="1.234cm" svg:height="0.848cm" svg:x="17.139cm" svg:y="17.254cm">
              <draw:text-box>
                <text:p><text:span text:style-name="T19">NS</text:span></text:p>
              </draw:text-box>
            </draw:frame>
          </draw:g>
          <draw:frame draw:style-name="gr66" draw:text-style-name="P33" draw:layer="layout" svg:width="3.216cm" svg:height="1.047cm" svg:x="7.121cm" svg:y="13.5cm">
            <draw:text-box>
              <text:p><text:span text:style-name="T20">Stacking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text-style-name="P27" draw:layer="layout" svg:width="13.74cm" svg:height="3.806cm" svg:x="2.5cm" svg:y="17cm">
            <draw:text-box>
              <text:p text:style-name="P27">Namespacing currently can leak several places</text:p>
              <text:p text:style-name="P27">- auditing</text:p>
              <text:p text:style-name="P27">- aafs interface if policy dir not bind mounted</text:p>
              <text:p text:style-name="P27"/>
              <text:p text:style-name="P27"/>
            </draw:text-box>
          </draw:frame>
        </presentation:notes>
      </draw:page>
      <draw:page draw:name="page16" draw:style-name="dp1" draw:master-page-name="canonical_25_20master_25_20deck" presentation:presentation-page-layout-name="AL2T19" presentation:use-footer-name="ftr1">
        <office:forms form:automatic-focus="false" form:apply-design-mode="false"/>
        <draw:frame presentation:style-name="pr4" draw:text-style-name="P5" draw:layer="layout" svg:width="22.518cm" svg:height="0.873cm" svg:x="1.982cm" svg:y="1.205cm" presentation:class="title" presentation:user-transformed="true">
          <draw:text-box>
            <text:p text:style-name="P4"><text:span text:style-name="T5">Handling change or root in stacking</text:span></text:p>
          </draw:text-box>
        </draw:frame>
        <draw:frame presentation:style-name="pr17" draw:text-style-name="P12" draw:layer="layout" svg:width="25.199cm" svg:height="15.5cm" svg:x="1.401cm" svg:y="3.5cm" presentation:class="outline" presentation:user-transformed="true">
          <draw:text-box>
            <text:list text:style-name="L3">
              <text:list-item>
                <text:p><text:span text:style-name="T9">Containers will often change root</text:span></text:p>
              </text:list-item>
              <text:list-item>
                <text:p><text:span text:style-name="T9">AppArmor rules care about what the root is</text:span></text:p>
                <text:list>
                  <text:list-item>
                    <text:p><text:span text:style-name="T9">Store ns/task var to adjust stacked ns policy</text:span></text:p>
                  </text:list-item>
                </text:list>
                <text:p><text:span text:style-name="T9"/></text:p>
              </text:list-item>
            </text:list>
          </draw:text-box>
        </draw:frame>
        <draw:g>
          <draw:custom-shape draw:style-name="gr67" draw:text-style-name="P28" draw:layer="layout" svg:width="3.91cm" svg:height="1.954cm" svg:x="18.684cm" svg:y="8.003cm">
            <text:p text:style-name="P24"><text:span text:style-name="T14">/chroot/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8" draw:layer="layout" svg:width="3.91cm" svg:height="3.909cm" svg:x="13.256cm" svg:y="8.005cm">
            <text:p text:style-name="P24"><text:span text:style-name="T14">A</text:span></text:p>
            <text:p text:style-name="P24"><text:span text:style-name="T14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8" draw:layer="layout" svg:width="3.91cm" svg:height="3.909cm" svg:x="3.5cm" svg:y="8cm">
            <text:p text:style-name="P24"><text:span text:style-name="T14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8" draw:layer="layout" svg:width="3.91cm" svg:height="2.169cm" svg:x="3.5cm" svg:y="14.512cm">
            <text:p text:style-name="P24"><text:span text:style-name="T14">/etc/config</text:span></text:p>
            <draw:enhanced-geometry svg:viewBox="0 0 21600 21600" draw:type="rectangle" draw:enhanced-path="M 0 0 L 21600 0 21600 21600 0 21600 0 0 Z N"/>
          </draw:custom-shape>
          <draw:frame draw:style-name="gr68" draw:text-style-name="P29" draw:layer="layout" svg:width="1.379cm" svg:height="1.303cm" svg:x="4.832cm" svg:y="16.897cm">
            <draw:text-box>
              <text:p text:style-name="P29"><text:span text:style-name="T15">A</text:span></text:p>
            </draw:text-box>
          </draw:frame>
          <draw:custom-shape draw:style-name="gr49" draw:text-style-name="P28" draw:layer="layout" svg:width="3.91cm" svg:height="2.169cm" svg:x="13.256cm" svg:y="14.512cm">
            <text:p text:style-name="P24"><text:span text:style-name="T14">/etc/config</text:span></text:p>
            <draw:enhanced-geometry svg:viewBox="0 0 21600 21600" draw:type="rectangle" draw:enhanced-path="M 0 0 L 21600 0 21600 21600 0 21600 0 0 Z N"/>
          </draw:custom-shape>
          <draw:line draw:style-name="gr50" draw:text-style-name="P11" draw:layer="layout" svg:x1="8.272cm" svg:y1="12.343cm" svg:x2="12.177cm" svg:y2="12.343cm">
            <text:p/>
          </draw:line>
          <draw:frame draw:style-name="gr69" draw:text-style-name="P29" draw:layer="layout" svg:width="1.53cm" svg:height="2.177cm" svg:x="14.811cm" svg:y="16.897cm">
            <draw:text-box>
              <text:p><text:span text:style-name="T15">A</text:span></text:p>
              <text:p><text:span text:style-name="T15">B'</text:span></text:p>
            </draw:text-box>
          </draw:frame>
          <draw:line draw:style-name="gr70" draw:text-style-name="P11" draw:layer="layout" svg:x1="13.261cm" svg:y1="9.957cm" svg:x2="17.166cm" svg:y2="9.957cm">
            <text:p/>
          </draw:line>
          <draw:custom-shape draw:style-name="gr71" draw:text-style-name="P28" draw:layer="layout" svg:width="3.91cm" svg:height="2.169cm" svg:x="13.256cm" svg:y="11.909cm">
            <text:p text:style-name="P24"><text:span text:style-name="T14">/etc/config</text:span></text:p>
            <text:p text:style-name="P24"><text:span text:style-name="T14">/chroot/*</text:span></text:p>
            <draw:enhanced-geometry svg:viewBox="0 0 21600 21600" draw:type="rectangle" draw:enhanced-path="M 0 0 L 21600 0 21600 21600 0 21600 0 0 Z N"/>
          </draw:custom-shape>
          <draw:line draw:style-name="gr50" draw:text-style-name="P11" draw:layer="layout" svg:x1="18.576cm" svg:y1="9.089cm" svg:x2="17.274cm" svg:y2="9.089cm">
            <text:p/>
          </draw:line>
          <draw:custom-shape draw:style-name="gr49" draw:text-style-name="P28" draw:layer="layout" svg:width="3.91cm" svg:height="2.169cm" svg:x="18.679cm" svg:y="14.512cm">
            <text:p text:style-name="P24"><text:span text:style-name="T14">/chroot/*</text:span></text:p>
            <text:p text:style-name="P24"><text:span text:style-name="T14">/</text:span></text:p>
            <draw:enhanced-geometry svg:viewBox="0 0 21600 21600" draw:type="rectangle" draw:enhanced-path="M 0 0 L 21600 0 21600 21600 0 21600 0 0 Z N"/>
          </draw:custom-shape>
          <draw:frame draw:style-name="gr72" draw:text-style-name="P29" draw:layer="layout" svg:width="2.418cm" svg:height="1.303cm" svg:x="19.66cm" svg:y="17.006cm">
            <draw:text-box>
              <text:p><text:span text:style-name="T15">A&amp;B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draw:style-name="gr2" draw:text-style-name="P27" draw:layer="layout" svg:width="17.372cm" svg:height="8.072cm" svg:x="2.5cm" svg:y="17cm">
            <draw:text-box>
              <text:p text:style-name="P27">Atomic policy load is getting us closer to allowing total policy</text:p>
              <text:p text:style-name="P27"/>
              <text:p text:style-name="P27">Will be able to selectively precompute whats in atomic set</text:p>
              <text:p text:style-name="P27">- still will dynamically compose with what is not</text:p>
              <text:p text:style-name="P27"/>
              <text:p text:style-name="P27">Persistent objects – we assume over life time all domains</text:p>
              <text:p text:style-name="P27"><text:s text:c="2"/>That can will touch it</text:p>
              <text:p text:style-name="P27"/>
              <text:p text:style-name="P27"><text:s text:c="2"/>Could track in xattrs, but currently don't</text:p>
              <text:p text:style-name="P27"/>
              <text:p text:style-name="P27"/>
            </draw:text-box>
          </draw:frame>
        </presentation:notes>
      </draw:page>
      <draw:page draw:name="page17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8" draw:text-style-name="P35" draw:layer="layout" svg:width="12.671cm" svg:height="2.668cm" svg:x="1.94cm" svg:y="5.967cm" presentation:class="title" presentation:user-transformed="true">
          <draw:text-box>
            <text:p text:style-name="P34">Questions please<text:line-break/><text:span text:style-name="T21">Thank you</text:span></text:p>
          </draw:text-box>
        </draw:frame>
        <draw:frame presentation:style-name="pr19" draw:text-style-name="P36" draw:layer="layout" svg:width="11.909cm" svg:height="13.86cm" svg:x="1.914cm" svg:y="15.462cm" presentation:class="outline" presentation:user-transformed="true">
          <draw:text-box>
            <text:p><text:span text:style-name="T22">John Johansen</text:span></text:p>
            <text:p><text:span text:style-name="T22">john.johansen@canonical.com</text:span></text:p>
            <text:p><text:span text:style-name="T22">www.canonica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2" svg:font-family="Ubuntu"/>
    <style:font-face style:name="Ubuntu Beta2" svg:font-family="'Ubuntu Beta'"/>
    <style:font-face style:name="UbuntuBeta1" svg:font-family="UbuntuBeta"/>
    <style:font-face style:name="UbuntuBeta-Regular3" svg:font-family="UbuntuBeta-Regular"/>
    <style:font-face style:name="tP'1Dïÿ¿(^P'11" svg:font-family="tP'1Dïÿ¿(^P'1"/>
    <style:font-face style:name="ÉqÉâÉMÉmäpÉS ProN W32" svg:font-family="'ÉqÉâÉMÉmäpÉS ProN W3'"/>
    <style:font-face style:name="ã…ïÿ¿(^P'11" svg:font-family="ã…ïÿ¿(^P'1"/>
    <style:font-face style:name="Times-Roman1" svg:font-family="Times-Roman" style:font-family-generic="roman"/>
    <style:font-face style:name="FreeSans2" svg:font-family="FreeSans" style:font-family-generic="swiss"/>
    <style:font-face style:name="Helvetica1" svg:font-family="Helvetica" style:font-family-generic="swiss"/>
    <style:font-face style:name="UbuntuBeta-Regular1" svg:font-family="UbuntuBeta-Regular" style:font-family-generic="swiss"/>
    <style:font-face style:name="Arial1" svg:font-family="Arial" style:font-pitch="variable"/>
    <style:font-face style:name="Lucida Sans2" svg:font-family="'Lucida Sans'" style:font-pitch="variable"/>
    <style:font-face style:name="SimSun2" svg:font-family="SimSun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Beta1" svg:font-family="'Ubuntu Beta'" style:font-pitch="variable"/>
    <style:font-face style:name="UbuntuBeta" svg:font-family="UbuntuBeta" style:font-pitch="variable"/>
    <style:font-face style:name="UbuntuBeta-Regular2" svg:font-family="UbuntuBeta-Regular" style:font-pitch="variable"/>
    <style:font-face style:name="tP'1Dïÿ¿(^P'1" svg:font-family="tP'1Dïÿ¿(^P'1" style:font-pitch="variable"/>
    <style:font-face style:name="ÉqÉâÉMÉmäpÉS ProN W31" svg:font-family="'ÉqÉâÉMÉmäpÉS ProN W3'" style:font-pitch="variable"/>
    <style:font-face style:name="ã…ïÿ¿(^P'1" svg:font-family="ã…ïÿ¿(^P'1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3" svg:font-family="'Lucida Sans'" style:font-family-generic="roman" style:font-pitch="variable"/>
    <style:font-face style:name="SimSun3" svg:font-family="SimSun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Ubuntu1" svg:font-family="Ubuntu" style:font-family-generic="roman" style:font-pitch="variable"/>
    <style:font-face style:name="Ubuntu Beta" svg:font-family="'Ubuntu Beta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UbuntuBeta-Regular" svg:font-family="UbuntuBeta-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  <style:font-face style:name="ÉqÉâÉMÉmäpÉS ProN W3" svg:font-family="'ÉqÉâÉMÉmäpÉS ProN W3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size="12pt" fo:letter-spacing="normal" fo:language="en" fo:country="US" fo:font-style="normal" style:text-underline-style="none" fo:font-weight="normal" style:font-name-asian="Times-Roman1" style:font-size-asian="12pt" style:font-style-asian="normal" style:font-weight-asian="normal" style:font-name-complex="Times-Roman1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size="12pt" fo:letter-spacing="normal" fo:language="en" fo:country="US" fo:font-style="normal" style:text-underline-style="none" fo:font-weight="normal" style:font-name-asian="Times-Roman1" style:font-size-asian="12pt" style:font-style-asian="normal" style:font-weight-asian="normal" style:font-name-complex="Times-Roman1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position="0% 100%" style:font-name="Ubuntu Beta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26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position="0% 100%" style:font-name="Ubuntu Beta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2" style:font-size-asian="14pt" style:language-asian="zh" style:country-asian="CN" style:font-style-asian="normal" style:font-weight-asian="normal" style:font-name-complex="FreeSans2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_25_20master_25_20deck-background" style:display-name="canonical%20master%20deck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-backgroundobjects" style:display-name="canonical%20master%20de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-notes" style:display-name="canonical%20master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1" style:display-name="canonical%20master%20deck-outline1" style:family="presentation">
      <style:graphic-properties draw:stroke="none" draw:fill="none">
        <text:list-style style:name="canonical_25_20master_25_20deck-outline1" style:display-name="canonical%20master%20deck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style:font-name="Ubuntu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2" style:display-name="canonical%20master%20deck-outline2" style:family="presentation" style:parent-style-name="canonical_25_20master_25_20deck-outline1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3" style:display-name="canonical%20master%20deck-outline3" style:family="presentation" style:parent-style-name="canonical_25_20master_25_20deck-outline2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4" style:display-name="canonical%20master%20deck-outline4" style:family="presentation" style:parent-style-name="canonical_25_20master_25_20deck-outline3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5" style:display-name="canonical%20master%20deck-outline5" style:family="presentation" style:parent-style-name="canonical_25_20master_25_20deck-outline4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6" style:display-name="canonical%20master%20deck-outline6" style:family="presentation" style:parent-style-name="canonical_25_20master_25_20deck-outline5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7" style:display-name="canonical%20master%20deck-outline7" style:family="presentation" style:parent-style-name="canonical_25_20master_25_20deck-outline6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8" style:display-name="canonical%20master%20deck-outline8" style:family="presentation" style:parent-style-name="canonical_25_20master_25_20deck-outline7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outline9" style:display-name="canonical%20master%20deck-outline9" style:family="presentation" style:parent-style-name="canonical_25_20master_25_20deck-outline8">
      <style:paragraph-properties fo:margin-top="0cm" fo:margin-bottom="0.25cm" fo:line-height="125%"/>
      <style:text-properties fo:color="#717073" style:font-name="Ubuntu" fo:font-size="18pt" style:font-size-asian="18pt" style:font-size-complex="18pt"/>
    </style:style>
    <style:style style:name="canonical_25_20master_25_20deck-subtitle" style:display-name="canonical%20master%20deck-subtitle" style:family="presentation">
      <style:graphic-properties draw:stroke="none" draw:fill="none" draw:textarea-vertical-align="middle">
        <text:list-style style:name="canonical_25_20master_25_20deck-subtitle" style:display-name="canonical%20master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title" style:display-name="canonical%20master%20deck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_25_20master_25_20deck-title" style:display-name="canonical%20master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position="0% 100%" style:font-name="Ubuntu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22pt" style:language-asian="zh" style:country-asian="CN" style:font-style-asian="normal" style:font-weight-asian="normal" style:font-name-complex="Lucida Sans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_25_20master_25_20deck1-background" style:display-name="canonical%20master%20deck1-background" style:family="presentation">
      <style:graphic-properties draw:stroke="none" draw:fill="none"/>
      <style:text-properties style:letter-kerning="true"/>
    </style:style>
    <style:style style:name="canonical_25_20master_25_20deck1-backgroundobjects" style:display-name="canonical%20master%20dec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1-notes" style:display-name="canonical%20master%20dec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1" style:display-name="canonical%20master%20deck1-outline1" style:family="presentation">
      <style:graphic-properties draw:stroke="none" draw:fill="none">
        <text:list-style style:name="canonical_25_20master_25_20deck1-outline1" style:display-name="canonical%20master%20deck1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0%"/>
      <style:text-properties fo:color="#717073" style:text-outline="false" style:text-line-through-style="none" style:font-name="Ubuntu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2" style:display-name="canonical%20master%20deck1-outline2" style:family="presentation" style:parent-style-name="canonical_25_20master_25_20deck1-outline1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3" style:display-name="canonical%20master%20deck1-outline3" style:family="presentation" style:parent-style-name="canonical_25_20master_25_20deck1-outline2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4" style:display-name="canonical%20master%20deck1-outline4" style:family="presentation" style:parent-style-name="canonical_25_20master_25_20deck1-outline3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5" style:display-name="canonical%20master%20deck1-outline5" style:family="presentation" style:parent-style-name="canonical_25_20master_25_20deck1-outline4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6" style:display-name="canonical%20master%20deck1-outline6" style:family="presentation" style:parent-style-name="canonical_25_20master_25_20deck1-outline5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7" style:display-name="canonical%20master%20deck1-outline7" style:family="presentation" style:parent-style-name="canonical_25_20master_25_20deck1-outline6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8" style:display-name="canonical%20master%20deck1-outline8" style:family="presentation" style:parent-style-name="canonical_25_20master_25_20deck1-outline7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outline9" style:display-name="canonical%20master%20deck1-outline9" style:family="presentation" style:parent-style-name="canonical_25_20master_25_20deck1-outline8">
      <style:paragraph-properties fo:margin-top="0cm" fo:margin-bottom="0.25cm" fo:line-height="120%"/>
      <style:text-properties fo:color="#717073" style:font-name="Ubuntu" fo:font-size="18pt" style:font-size-asian="18pt" style:font-size-complex="18pt"/>
    </style:style>
    <style:style style:name="canonical_25_20master_25_20deck1-subtitle" style:display-name="canonical%20master%20deck1-subtitle" style:family="presentation">
      <style:graphic-properties draw:stroke="none" draw:fill="none" draw:textarea-vertical-align="middle">
        <text:list-style style:name="canonical_25_20master_25_20deck1-subtitle" style:display-name="canonical%20master%20dec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title" style:display-name="canonical%20master%20deck1-title" style:family="presentation">
      <style:graphic-properties draw:stroke="none" draw:fill="none" draw:textarea-vertical-align="middle">
        <text:list-style style:name="canonical_25_20master_25_20deck1-title" style:display-name="canonical%20master%20dec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background" style:display-name="canonical%20master%20deck2-background" style:family="presentation">
      <style:graphic-properties draw:stroke="none" draw:fill="none"/>
      <style:text-properties style:letter-kerning="true"/>
    </style:style>
    <style:style style:name="canonical_25_20master_25_20deck2-backgroundobjects" style:display-name="canonical%20master%20deck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2-notes" style:display-name="canonical%20master%20deck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1" style:display-name="canonical%20master%20deck2-outline1" style:family="presentation">
      <style:graphic-properties draw:stroke="none" draw:fill="none">
        <text:list-style style:name="canonical_25_20master_25_20deck2-outline1" style:display-name="canonical%20master%20deck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font-name="Ubuntu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2" style:display-name="canonical%20master%20deck2-outline2" style:family="presentation" style:parent-style-name="canonical_25_20master_25_20deck2-outline1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3" style:display-name="canonical%20master%20deck2-outline3" style:family="presentation" style:parent-style-name="canonical_25_20master_25_20deck2-outline2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4" style:display-name="canonical%20master%20deck2-outline4" style:family="presentation" style:parent-style-name="canonical_25_20master_25_20deck2-outline3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5" style:display-name="canonical%20master%20deck2-outline5" style:family="presentation" style:parent-style-name="canonical_25_20master_25_20deck2-outline4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6" style:display-name="canonical%20master%20deck2-outline6" style:family="presentation" style:parent-style-name="canonical_25_20master_25_20deck2-outline5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7" style:display-name="canonical%20master%20deck2-outline7" style:family="presentation" style:parent-style-name="canonical_25_20master_25_20deck2-outline6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8" style:display-name="canonical%20master%20deck2-outline8" style:family="presentation" style:parent-style-name="canonical_25_20master_25_20deck2-outline7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outline9" style:display-name="canonical%20master%20deck2-outline9" style:family="presentation" style:parent-style-name="canonical_25_20master_25_20deck2-outline8">
      <style:paragraph-properties fo:margin-top="0cm" fo:margin-bottom="0.25cm" fo:line-height="110%"/>
      <style:text-properties fo:color="#ffffff" style:font-name="Ubuntu" fo:font-size="16pt" style:font-size-asian="16pt" style:font-size-complex="16pt"/>
    </style:style>
    <style:style style:name="canonical_25_20master_25_20deck2-subtitle" style:display-name="canonical%20master%20deck2-subtitle" style:family="presentation">
      <style:graphic-properties draw:stroke="none" draw:fill="none" draw:textarea-vertical-align="middle">
        <text:list-style style:name="canonical_25_20master_25_20deck2-subtitle" style:display-name="canonical%20master%20deck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title" style:display-name="canonical%20master%20deck2-title" style:family="presentation">
      <style:graphic-properties draw:stroke="none" draw:fill="none" draw:textarea-vertical-align="middle">
        <text:list-style style:name="canonical_25_20master_25_20deck2-title" style:display-name="canonical%20master%20deck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background" style:display-name="canonical%20master%20deck3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3-backgroundobjects" style:display-name="canonical%20master%20deck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3-notes" style:display-name="canonical%20master%20deck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1" style:display-name="canonical%20master%20deck3-outline1" style:family="presentation">
      <style:graphic-properties draw:stroke="none" draw:fill="none">
        <text:list-style style:name="canonical_25_20master_25_20deck3-outline1" style:display-name="canonical%20master%20deck3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2" style:display-name="canonical%20master%20deck3-outline2" style:family="presentation" style:parent-style-name="canonical_25_20master_25_20deck3-outline1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3" style:display-name="canonical%20master%20deck3-outline3" style:family="presentation" style:parent-style-name="canonical_25_20master_25_20deck3-outline2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4" style:display-name="canonical%20master%20deck3-outline4" style:family="presentation" style:parent-style-name="canonical_25_20master_25_20deck3-outline3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5" style:display-name="canonical%20master%20deck3-outline5" style:family="presentation" style:parent-style-name="canonical_25_20master_25_20deck3-outline4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6" style:display-name="canonical%20master%20deck3-outline6" style:family="presentation" style:parent-style-name="canonical_25_20master_25_20deck3-outline5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7" style:display-name="canonical%20master%20deck3-outline7" style:family="presentation" style:parent-style-name="canonical_25_20master_25_20deck3-outline6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8" style:display-name="canonical%20master%20deck3-outline8" style:family="presentation" style:parent-style-name="canonical_25_20master_25_20deck3-outline7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outline9" style:display-name="canonical%20master%20deck3-outline9" style:family="presentation" style:parent-style-name="canonical_25_20master_25_20deck3-outline8">
      <style:paragraph-properties fo:margin-top="0cm" fo:margin-bottom="0.1cm" fo:line-height="110%"/>
      <style:text-properties fo:color="#ffffff" style:font-name="Ubuntu" fo:font-size="12pt" style:font-size-asian="12pt" style:font-size-complex="12pt"/>
    </style:style>
    <style:style style:name="canonical_25_20master_25_20deck3-subtitle" style:display-name="canonical%20master%20deck3-subtitle" style:family="presentation">
      <style:graphic-properties draw:stroke="none" draw:fill="none" draw:textarea-vertical-align="middle">
        <text:list-style style:name="canonical_25_20master_25_20deck3-subtitle" style:display-name="canonical%20master%20deck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title" style:display-name="canonical%20master%20deck3-title" style:family="presentation">
      <style:graphic-properties draw:stroke="none" draw:fill="none" draw:textarea-vertical-align="middle">
        <text:list-style style:name="canonical_25_20master_25_20deck3-title" style:display-name="canonical%20master%20deck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background" style:display-name="canonical%20master%20deck4-background" style:family="presentation">
      <style:graphic-properties draw:stroke="none" draw:fill="none"/>
      <style:text-properties style:letter-kerning="true"/>
    </style:style>
    <style:style style:name="canonical_25_20master_25_20deck4-backgroundobjects" style:display-name="canonical%20master%20deck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4-notes" style:display-name="canonical%20master%20deck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1" style:display-name="canonical%20master%20deck4-outline1" style:family="presentation">
      <style:graphic-properties draw:stroke="none" draw:fill="none">
        <text:list-style style:name="canonical_25_20master_25_20deck4-outline1" style:display-name="canonical%20master%20deck4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2" style:display-name="canonical%20master%20deck4-outline2" style:family="presentation" style:parent-style-name="canonical_25_20master_25_20deck4-outline1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3" style:display-name="canonical%20master%20deck4-outline3" style:family="presentation" style:parent-style-name="canonical_25_20master_25_20deck4-outline2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4" style:display-name="canonical%20master%20deck4-outline4" style:family="presentation" style:parent-style-name="canonical_25_20master_25_20deck4-outline3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5" style:display-name="canonical%20master%20deck4-outline5" style:family="presentation" style:parent-style-name="canonical_25_20master_25_20deck4-outline4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6" style:display-name="canonical%20master%20deck4-outline6" style:family="presentation" style:parent-style-name="canonical_25_20master_25_20deck4-outline5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7" style:display-name="canonical%20master%20deck4-outline7" style:family="presentation" style:parent-style-name="canonical_25_20master_25_20deck4-outline6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8" style:display-name="canonical%20master%20deck4-outline8" style:family="presentation" style:parent-style-name="canonical_25_20master_25_20deck4-outline7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outline9" style:display-name="canonical%20master%20deck4-outline9" style:family="presentation" style:parent-style-name="canonical_25_20master_25_20deck4-outline8">
      <style:paragraph-properties fo:margin-top="0cm" fo:margin-bottom="0.1cm" fo:line-height="125%" fo:text-align="start"/>
      <style:text-properties style:font-name="Ubuntu" fo:font-size="12pt" style:font-size-asian="12pt" style:font-size-complex="12pt"/>
    </style:style>
    <style:style style:name="canonical_25_20master_25_20deck4-subtitle" style:display-name="canonical%20master%20deck4-subtitle" style:family="presentation">
      <style:graphic-properties draw:stroke="none" draw:fill="none" draw:textarea-vertical-align="middle">
        <text:list-style style:name="canonical_25_20master_25_20deck4-subtitle" style:display-name="canonical%20master%20deck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title" style:display-name="canonical%20master%20deck4-title" style:family="presentation">
      <style:graphic-properties draw:stroke="none" draw:fill="none" draw:textarea-vertical-align="middle">
        <text:list-style style:name="canonical_25_20master_25_20deck4-title" style:display-name="canonical%20master%20deck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background" style:display-name="canonical%20master%20deck5-background" style:family="presentation">
      <style:graphic-properties draw:stroke="none" draw:fill="none"/>
      <style:text-properties style:letter-kerning="true"/>
    </style:style>
    <style:style style:name="canonical_25_20master_25_20deck5-backgroundobjects" style:display-name="canonical%20master%20deck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5-notes" style:display-name="canonical%20master%20deck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1" style:display-name="canonical%20master%20deck5-outline1" style:family="presentation">
      <style:graphic-properties draw:stroke="none" draw:fill="none">
        <text:list-style style:name="canonical_25_20master_25_20deck5-outline1" style:display-name="canonical%20master%20deck5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2" style:display-name="canonical%20master%20deck5-outline2" style:family="presentation" style:parent-style-name="canonical_25_20master_25_20deck5-outline1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3" style:display-name="canonical%20master%20deck5-outline3" style:family="presentation" style:parent-style-name="canonical_25_20master_25_20deck5-outline2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4" style:display-name="canonical%20master%20deck5-outline4" style:family="presentation" style:parent-style-name="canonical_25_20master_25_20deck5-outline3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5" style:display-name="canonical%20master%20deck5-outline5" style:family="presentation" style:parent-style-name="canonical_25_20master_25_20deck5-outline4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6" style:display-name="canonical%20master%20deck5-outline6" style:family="presentation" style:parent-style-name="canonical_25_20master_25_20deck5-outline5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7" style:display-name="canonical%20master%20deck5-outline7" style:family="presentation" style:parent-style-name="canonical_25_20master_25_20deck5-outline6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8" style:display-name="canonical%20master%20deck5-outline8" style:family="presentation" style:parent-style-name="canonical_25_20master_25_20deck5-outline7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outline9" style:display-name="canonical%20master%20deck5-outline9" style:family="presentation" style:parent-style-name="canonical_25_20master_25_20deck5-outline8">
      <style:paragraph-properties fo:margin-top="0cm" fo:margin-bottom="0.1cm" fo:line-height="125%"/>
      <style:text-properties style:font-name="Ubuntu" fo:font-size="12pt" style:font-size-asian="12pt" style:font-size-complex="12pt"/>
    </style:style>
    <style:style style:name="canonical_25_20master_25_20deck5-subtitle" style:display-name="canonical%20master%20deck5-subtitle" style:family="presentation">
      <style:graphic-properties draw:stroke="none" draw:fill="none" draw:textarea-vertical-align="middle">
        <text:list-style style:name="canonical_25_20master_25_20deck5-subtitle" style:display-name="canonical%20master%20deck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title" style:display-name="canonical%20master%20deck5-title" style:family="presentation">
      <style:graphic-properties draw:stroke="none" draw:fill="none" draw:textarea-vertical-align="middle">
        <text:list-style style:name="canonical_25_20master_25_20deck5-title" style:display-name="canonical%20master%20deck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background" style:display-name="canonical%20master%20deck6-background" style:family="presentation">
      <style:graphic-properties draw:stroke="none" draw:fill="none"/>
      <style:text-properties style:letter-kerning="true"/>
    </style:style>
    <style:style style:name="canonical_25_20master_25_20deck6-backgroundobjects" style:display-name="canonical%20master%20deck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6-notes" style:display-name="canonical%20master%20deck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1" style:display-name="canonical%20master%20deck6-outline1" style:family="presentation">
      <style:graphic-properties draw:stroke="none" draw:fill="none">
        <text:list-style style:name="canonical_25_20master_25_20deck6-outline1" style:display-name="canonical%20master%20deck6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style:font-name="Ubuntu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2" style:display-name="canonical%20master%20deck6-outline2" style:family="presentation" style:parent-style-name="canonical_25_20master_25_20deck6-outline1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3" style:display-name="canonical%20master%20deck6-outline3" style:family="presentation" style:parent-style-name="canonical_25_20master_25_20deck6-outline2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4" style:display-name="canonical%20master%20deck6-outline4" style:family="presentation" style:parent-style-name="canonical_25_20master_25_20deck6-outline3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5" style:display-name="canonical%20master%20deck6-outline5" style:family="presentation" style:parent-style-name="canonical_25_20master_25_20deck6-outline4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6" style:display-name="canonical%20master%20deck6-outline6" style:family="presentation" style:parent-style-name="canonical_25_20master_25_20deck6-outline5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7" style:display-name="canonical%20master%20deck6-outline7" style:family="presentation" style:parent-style-name="canonical_25_20master_25_20deck6-outline6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8" style:display-name="canonical%20master%20deck6-outline8" style:family="presentation" style:parent-style-name="canonical_25_20master_25_20deck6-outline7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outline9" style:display-name="canonical%20master%20deck6-outline9" style:family="presentation" style:parent-style-name="canonical_25_20master_25_20deck6-outline8">
      <style:paragraph-properties fo:margin-top="0cm" fo:margin-bottom="0.1cm" fo:line-height="125%"/>
      <style:text-properties fo:font-size="12pt" style:font-size-asian="12pt" style:font-size-complex="12pt"/>
    </style:style>
    <style:style style:name="canonical_25_20master_25_20deck6-subtitle" style:display-name="canonical%20master%20deck6-subtitle" style:family="presentation">
      <style:graphic-properties draw:stroke="none" draw:fill="none" draw:textarea-vertical-align="middle">
        <text:list-style style:name="canonical_25_20master_25_20deck6-subtitle" style:display-name="canonical%20master%20deck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title" style:display-name="canonical%20master%20deck6-title" style:family="presentation">
      <style:graphic-properties draw:stroke="none" draw:fill="none" draw:textarea-vertical-align="middle">
        <text:list-style style:name="canonical_25_20master_25_20deck6-title" style:display-name="canonical%20master%20deck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background" style:display-name="canonical%20master%20deck7-background" style:family="presentation">
      <style:graphic-properties draw:stroke="none" draw:fill="none"/>
      <style:text-properties style:letter-kerning="true"/>
    </style:style>
    <style:style style:name="canonical_25_20master_25_20deck7-backgroundobjects" style:display-name="canonical%20master%20deck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7-notes" style:display-name="canonical%20master%20deck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1" style:display-name="canonical%20master%20deck7-outline1" style:family="presentation">
      <style:graphic-properties draw:stroke="none" draw:fill="none">
        <text:list-style style:name="canonical_25_20master_25_20deck7-outline1" style:display-name="canonical%20master%20deck7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style:font-name="Ubuntu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2" style:display-name="canonical%20master%20deck7-outline2" style:family="presentation" style:parent-style-name="canonical_25_20master_25_20deck7-outline1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3" style:display-name="canonical%20master%20deck7-outline3" style:family="presentation" style:parent-style-name="canonical_25_20master_25_20deck7-outline2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4" style:display-name="canonical%20master%20deck7-outline4" style:family="presentation" style:parent-style-name="canonical_25_20master_25_20deck7-outline3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5" style:display-name="canonical%20master%20deck7-outline5" style:family="presentation" style:parent-style-name="canonical_25_20master_25_20deck7-outline4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6" style:display-name="canonical%20master%20deck7-outline6" style:family="presentation" style:parent-style-name="canonical_25_20master_25_20deck7-outline5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7" style:display-name="canonical%20master%20deck7-outline7" style:family="presentation" style:parent-style-name="canonical_25_20master_25_20deck7-outline6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8" style:display-name="canonical%20master%20deck7-outline8" style:family="presentation" style:parent-style-name="canonical_25_20master_25_20deck7-outline7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outline9" style:display-name="canonical%20master%20deck7-outline9" style:family="presentation" style:parent-style-name="canonical_25_20master_25_20deck7-outline8">
      <style:paragraph-properties fo:margin-top="0cm" fo:margin-bottom="0.25cm" fo:line-height="110%">
        <style:tab-stops/>
      </style:paragraph-properties>
      <style:text-properties fo:color="#717073" style:font-name="Ubuntu" fo:font-size="18pt" fo:font-style="normal" style:font-size-asian="18pt" style:font-style-asian="normal" style:font-size-complex="18pt" style:font-style-complex="normal"/>
    </style:style>
    <style:style style:name="canonical_25_20master_25_20deck7-subtitle" style:display-name="canonical%20master%20deck7-subtitle" style:family="presentation">
      <style:graphic-properties draw:stroke="none" draw:fill="none" draw:textarea-vertical-align="middle">
        <text:list-style style:name="canonical_25_20master_25_20deck7-subtitle" style:display-name="canonical%20master%20deck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title" style:display-name="canonical%20master%20deck7-title" style:family="presentation">
      <style:graphic-properties draw:stroke="none" draw:fill="none" draw:textarea-vertical-align="middle">
        <text:list-style style:name="canonical_25_20master_25_20deck7-title" style:display-name="canonical%20master%20deck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background" style:display-name="canonical%20master%20deck8-background" style:family="presentation">
      <style:graphic-properties draw:stroke="none" draw:fill="none"/>
      <style:text-properties style:letter-kerning="true"/>
    </style:style>
    <style:style style:name="canonical_25_20master_25_20deck8-backgroundobjects" style:display-name="canonical%20master%20deck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8-notes" style:display-name="canonical%20master%20deck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1" style:display-name="canonical%20master%20deck8-outline1" style:family="presentation">
      <style:graphic-properties draw:stroke="none" draw:fill="none">
        <text:list-style style:name="canonical_25_20master_25_20deck8-outline1" style:display-name="canonical%20master%20deck8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/>
      <style:text-properties fo:color="#717073" style:text-outline="false" style:text-line-through-style="none" style:font-name="Ubuntu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2" style:display-name="canonical%20master%20deck8-outline2" style:family="presentation" style:parent-style-name="canonical_25_20master_25_20deck8-outline1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3" style:display-name="canonical%20master%20deck8-outline3" style:family="presentation" style:parent-style-name="canonical_25_20master_25_20deck8-outline2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4" style:display-name="canonical%20master%20deck8-outline4" style:family="presentation" style:parent-style-name="canonical_25_20master_25_20deck8-outline3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5" style:display-name="canonical%20master%20deck8-outline5" style:family="presentation" style:parent-style-name="canonical_25_20master_25_20deck8-outline4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6" style:display-name="canonical%20master%20deck8-outline6" style:family="presentation" style:parent-style-name="canonical_25_20master_25_20deck8-outline5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7" style:display-name="canonical%20master%20deck8-outline7" style:family="presentation" style:parent-style-name="canonical_25_20master_25_20deck8-outline6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8" style:display-name="canonical%20master%20deck8-outline8" style:family="presentation" style:parent-style-name="canonical_25_20master_25_20deck8-outline7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outline9" style:display-name="canonical%20master%20deck8-outline9" style:family="presentation" style:parent-style-name="canonical_25_20master_25_20deck8-outline8">
      <style:paragraph-properties fo:margin-top="0cm" fo:margin-bottom="0.25cm" fo:line-height="110%"/>
      <style:text-properties fo:color="#717073" style:font-name="Ubuntu" fo:font-size="16pt" style:font-size-asian="16pt" style:font-size-complex="16pt"/>
    </style:style>
    <style:style style:name="canonical_25_20master_25_20deck8-subtitle" style:display-name="canonical%20master%20deck8-subtitle" style:family="presentation">
      <style:graphic-properties draw:stroke="none" draw:fill="none" draw:textarea-vertical-align="middle">
        <text:list-style style:name="canonical_25_20master_25_20deck8-subtitle" style:display-name="canonical%20master%20deck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title" style:display-name="canonical%20master%20deck8-title" style:family="presentation">
      <style:graphic-properties draw:stroke="none" draw:fill="none" draw:textarea-vertical-align="middle">
        <text:list-style style:name="canonical_25_20master_25_20deck8-title" style:display-name="canonical%20master%20deck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font-name="Ubuntu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canonical_25_20master_25_20deck-backgroundobjects">
      <style:graphic-properties draw:stroke="none" draw:fill="none" fo:min-height="0.45cm"/>
    </style:style>
    <style:style style:name="Mpr2" style:family="presentation" style:parent-style-name="canonical_25_20master_25_20de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nonical_25_20master_25_20de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nonical_25_20master_25_20deck1-backgroundobjects">
      <style:graphic-properties draw:stroke="none" draw:fill="none" fo:min-height="0.45cm"/>
    </style:style>
    <style:style style:name="Mpr5" style:family="presentation" style:parent-style-name="canonical_25_20master_25_20dec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nonical_25_20master_25_20deck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nonical_25_20master_25_20deck2-backgroundobjects">
      <style:graphic-properties draw:stroke="none" draw:fill="none" fo:min-height="0.45cm"/>
    </style:style>
    <style:style style:name="Mpr8" style:family="presentation" style:parent-style-name="canonical_25_20master_25_20deck2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nonical_25_20master_25_20deck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nonical_25_20master_25_20deck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nonical_25_20master_25_20deck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anonical_25_20master_25_20deck4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anonical_25_20master_25_20deck4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anonical_25_20master_25_20deck5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anonical_25_20master_25_20deck5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anonical_25_20master_25_20deck6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anonical_25_20master_25_20deck6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canonical_25_20master_25_20deck7-title">
      <style:graphic-properties draw:auto-grow-height="false" fo:min-height="3.507cm"/>
    </style:style>
    <style:style style:name="Mpr19" style:family="presentation" style:parent-style-name="canonical_25_20master_25_20deck7-backgroundobjects">
      <style:graphic-properties draw:stroke="none" draw:fill="none" fo:min-height="0.45cm"/>
    </style:style>
    <style:style style:name="Mpr20" style:family="presentation" style:parent-style-name="canonical_25_20master_25_20deck7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anonical_25_20master_25_20deck7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anonical_25_20master_25_20deck8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canonical_25_20master_25_20deck8-backgroundobjects">
      <style:graphic-properties draw:stroke="none" draw:fill="none" fo:min-height="0.45cm"/>
    </style:style>
    <style:style style:name="Mpr24" style:family="presentation" style:parent-style-name="canonical_25_20master_25_20deck8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anonical_25_20master_25_20deck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color="#570039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style:font-name="Ubuntu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anonical_25_20master_25_20deck" style:display-name="canonical%20master%20deck" style:page-layout-name="PM1" draw:style-name="Mdp1">
      <draw:frame draw:style-name="Mgr3" draw:text-style-name="MP3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anonical_25_20master_25_20deck-title" draw:layer="backgroundobjects" svg:width="21.468cm" svg:height="0.715cm" svg:x="1.92cm" svg:y="1.094cm" presentation:class="title" presentation:placeholder="true">
        <draw:text-box/>
      </draw:frame>
      <draw:frame presentation:style-name="canonical_25_20master_25_20deck-outline1" draw:layer="backgroundobjects" svg:width="24.113cm" svg:height="12.18cm" svg:x="1.949cm" svg:y="4.351cm" presentation:class="outline" presentation:placeholder="true">
        <draw:text-box/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1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5" draw:text-style-name="MP3" draw:layer="backgroundobjects" svg:width="24.069cm" svg:height="0.1cm" svg:x="1.883cm" svg:y="2.7cm">
        <draw:image xlink:href="Pictures/10000201000005AB00000006CE524E21.png" xlink:type="simple" xlink:show="embed" xlink:actuate="onLoad">
          <text:p/>
        </draw:image>
      </draw:frame>
      <draw:frame draw:style-name="Mgr5" draw:text-style-name="MP3" draw:layer="backgroundobjects" svg:width="24.069cm" svg:height="0.1cm" svg:x="1.884cm" svg:y="19.1cm">
        <draw:image xlink:href="Pictures/10000201000005AB00000006CE524E21.png" xlink:type="simple" xlink:show="embed" xlink:actuate="onLoad">
          <text:p/>
        </draw:image>
      </draw:frame>
      <presentation:notes style:page-layout-name="PM0">
        <draw:page-thumbnail presentation:style-name="canonical_25_20master_25_20deck-title" draw:layer="backgroundobjects" svg:width="14.848cm" svg:height="11.136cm" svg:x="3.075cm" svg:y="2.257cm" presentation:class="page"/>
        <draw:frame presentation:style-name="canonical_25_20master_25_20de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1" style:display-name="canonical%20master%20deck1" style:page-layout-name="PM1" draw:style-name="Mdp2">
      <draw:frame draw:style-name="Mgr4" draw:text-style-name="MP3" draw:layer="backgroundobjects" svg:width="24.089cm" svg:height="16.487cm" svg:x="1.971cm" svg:y="2.721cm">
        <draw:image xlink:href="Pictures/1000000000000589000003CE7AC8834D.jpg" xlink:type="simple" xlink:show="embed" xlink:actuate="onLoad">
          <text:p/>
        </draw:image>
      </draw:frame>
      <draw:frame presentation:style-name="canonical_25_20master_25_20deck1-title" draw:layer="backgroundobjects" svg:width="20.245cm" svg:height="0.621cm" svg:x="1.982cm" svg:y="1.161cm" presentation:class="title" presentation:placeholder="true">
        <draw:text-box/>
      </draw:frame>
      <draw:frame presentation:style-name="Mpr4" draw:text-style-name="MP5" draw:layer="backgroundobjects" svg:width="13.637cm" svg:height="0.45cm" svg:x="1.947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7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anonical_25_20master_25_20deck1-outline1" draw:layer="backgroundobjects" svg:width="19.665cm" svg:height="12.18cm" svg:x="3.324cm" svg:y="4.25cm" presentation:class="outline" presentation:placeholder="true">
        <draw:text-box/>
      </draw:frame>
      <presentation:notes style:page-layout-name="PM0">
        <draw:page-thumbnail presentation:style-name="canonical_25_20master_25_20deck1-title" draw:layer="backgroundobjects" svg:width="14.848cm" svg:height="11.136cm" svg:x="3.075cm" svg:y="2.257cm" presentation:class="page"/>
        <draw:frame presentation:style-name="canonical_25_20master_25_20dec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2" style:display-name="canonical%20master%20deck2" style:page-layout-name="PM1" draw:style-name="Mdp2">
      <draw:frame draw:style-name="Mgr4" draw:text-style-name="MP3" draw:layer="backgroundobjects" svg:width="27.999cm" svg:height="19.148cm" svg:x="0cm" svg:y="0cm">
        <draw:image xlink:href="Pictures/100002000000089D000005E47842EDEB.png" xlink:type="simple" xlink:show="embed" xlink:actuate="onLoad">
          <text:p/>
        </draw:image>
      </draw:frame>
      <draw:frame presentation:style-name="canonical_25_20master_25_20deck2-title" draw:layer="backgroundobjects" svg:width="12.381cm" svg:height="2.527cm" svg:x="1.968cm" svg:y="4.347cm" presentation:class="title" presentation:placeholder="true">
        <draw:text-box/>
      </draw:frame>
      <draw:frame presentation:style-name="canonical_25_20master_25_20deck2-outline1" draw:layer="backgroundobjects" svg:width="12.023cm" svg:height="12.18cm" svg:x="1.967cm" svg:y="7.697cm" presentation:class="outline" presentation:placeholder="true">
        <draw:text-box/>
      </draw:frame>
      <draw:frame draw:style-name="Mgr3" draw:text-style-name="MP3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7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/text:span></text:p>
        </draw:text-box>
      </draw:frame>
      <presentation:notes style:page-layout-name="PM0">
        <draw:page-thumbnail presentation:style-name="canonical_25_20master_25_20deck2-title" draw:layer="backgroundobjects" svg:width="14.848cm" svg:height="11.136cm" svg:x="3.075cm" svg:y="2.257cm" presentation:class="page"/>
        <draw:frame presentation:style-name="canonical_25_20master_25_20deck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3" style:display-name="canonical%20master%20deck3" style:page-layout-name="PM1" draw:style-name="Mdp1">
      <draw:frame draw:style-name="Mgr4" draw:text-style-name="MP3" draw:layer="backgroundobjects" svg:width="28.516cm" svg:height="21.742cm" svg:x="-0.064cm" svg:y="0cm">
        <draw:image xlink:href="">
          <text:p/>
        </draw:image>
      </draw:frame>
      <draw:frame draw:style-name="Mgr4" draw:text-style-name="MP3" draw:layer="backgroundobjects" svg:width="4.55cm" svg:height="0.6cm" svg:x="1.947cm" svg:y="2.413cm">
        <draw:image xlink:href="Pictures/2000003D000068DE00000DEB7AA6CAC1.svm" xlink:type="simple" xlink:show="embed" xlink:actuate="onLoad">
          <text:p/>
        </draw:image>
      </draw:frame>
      <draw:frame presentation:style-name="canonical_25_20master_25_20deck3-title" draw:layer="backgroundobjects" svg:width="11.99cm" svg:height="2.62cm" svg:x="1.946cm" svg:y="6.104cm" presentation:class="title" presentation:placeholder="true">
        <draw:text-box/>
      </draw:frame>
      <draw:frame presentation:style-name="canonical_25_20master_25_20deck3-outline1" draw:layer="backgroundobjects" svg:width="11.909cm" svg:height="12.18cm" svg:x="1.914cm" svg:y="15.462cm" presentation:class="outline" presentation:placeholder="true">
        <draw:text-box/>
      </draw:frame>
      <presentation:notes style:page-layout-name="PM0">
        <draw:page-thumbnail presentation:style-name="canonical_25_20master_25_20deck3-title" draw:layer="backgroundobjects" svg:width="14.848cm" svg:height="11.136cm" svg:x="3.075cm" svg:y="2.257cm" presentation:class="page"/>
        <draw:frame presentation:style-name="canonical_25_20master_25_20deck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4" style:display-name="canonical%20master%20deck4" style:page-layout-name="PM1" draw:style-name="Mdp2">
      <draw:frame draw:style-name="Mgr4" draw:text-style-name="MP3" draw:layer="backgroundobjects" svg:width="28.516cm" svg:height="21.742cm" svg:x="-0.064cm" svg:y="0cm">
        <draw:image xlink:href="">
          <text:p/>
        </draw:image>
      </draw:frame>
      <draw:frame draw:style-name="Mgr4" draw:text-style-name="MP3" draw:layer="backgroundobjects" svg:width="4.55cm" svg:height="0.6cm" svg:x="1.973cm" svg:y="2.413cm">
        <draw:image xlink:href="Pictures/2000003D000068DE00000DEB7AA6CAC1.svm" xlink:type="simple" xlink:show="embed" xlink:actuate="onLoad">
          <text:p/>
        </draw:image>
      </draw:frame>
      <draw:frame presentation:style-name="canonical_25_20master_25_20deck4-title" draw:layer="backgroundobjects" svg:width="12.671cm" svg:height="2.591cm" svg:x="1.94cm" svg:y="6.079cm" presentation:class="title" presentation:placeholder="true">
        <draw:text-box/>
      </draw:frame>
      <draw:frame presentation:style-name="canonical_25_20master_25_20deck4-outline1" draw:layer="backgroundobjects" svg:width="10.997cm" svg:height="12.18cm" svg:x="1.94cm" svg:y="15.314cm" presentation:class="outline" presentation:placeholder="true">
        <draw:text-box/>
      </draw:frame>
      <draw:frame draw:style-name="Mgr4" draw:text-style-name="MP3" draw:layer="backgroundobjects" svg:width="5.197cm" svg:height="6.653cm" svg:x="20.569cm" svg:y="12.674cm">
        <draw:image xlink:href="Pictures/100002010000013300000189A474126B.png" xlink:type="simple" xlink:show="embed" xlink:actuate="onLoad">
          <text:p/>
        </draw:image>
      </draw:frame>
      <presentation:notes style:page-layout-name="PM0">
        <draw:page-thumbnail presentation:style-name="canonical_25_20master_25_20deck4-title" draw:layer="backgroundobjects" svg:width="14.848cm" svg:height="11.136cm" svg:x="3.075cm" svg:y="2.257cm" presentation:class="page"/>
        <draw:frame presentation:style-name="canonical_25_20master_25_20deck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5" style:display-name="canonical%20master%20deck5" style:page-layout-name="PM1" draw:style-name="Mdp2">
      <draw:frame presentation:style-name="canonical_25_20master_25_20deck5-title" draw:layer="backgroundobjects" svg:width="11.239cm" svg:height="2.431cm" svg:x="1.94cm" svg:y="6.022cm" presentation:class="title" presentation:placeholder="true">
        <draw:text-box/>
      </draw:frame>
      <draw:frame presentation:style-name="canonical_25_20master_25_20deck5-outline1" draw:layer="backgroundobjects" svg:width="9.133cm" svg:height="12.18cm" svg:x="1.94cm" svg:y="15.309cm" presentation:class="outline" presentation:placeholder="true">
        <draw:text-box/>
      </draw:frame>
      <draw:frame draw:style-name="Mgr3" draw:text-style-name="MP3" draw:layer="backgroundobjects" svg:width="4.608cm" svg:height="0.608cm" svg:x="1.935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4" draw:text-style-name="MP3" draw:layer="backgroundobjects" svg:width="0.812cm" svg:height="0.812cm" svg:x="25.043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canonical_25_20master_25_20deck5-title" draw:layer="backgroundobjects" svg:width="14.848cm" svg:height="11.136cm" svg:x="3.075cm" svg:y="2.257cm" presentation:class="page"/>
        <draw:frame presentation:style-name="canonical_25_20master_25_20deck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6" style:display-name="canonical%20master%20deck6" style:page-layout-name="PM1" draw:style-name="Mdp2">
      <draw:frame presentation:style-name="canonical_25_20master_25_20deck6-title" draw:layer="backgroundobjects" svg:width="14.055cm" svg:height="5.456cm" svg:x="1.964cm" svg:y="4.645cm" presentation:class="title" presentation:placeholder="true">
        <draw:text-box/>
      </draw:frame>
      <draw:frame presentation:style-name="canonical_25_20master_25_20deck6-outline1" draw:layer="backgroundobjects" svg:width="9.808cm" svg:height="12.18cm" svg:x="1.964cm" svg:y="15.28cm" presentation:class="outline" presentation:placeholder="true">
        <draw:text-box/>
      </draw:frame>
      <draw:frame draw:style-name="Mgr3" draw:text-style-name="MP3" draw:layer="backgroundobjects" svg:width="4.608cm" svg:height="0.608cm" svg:x="1.964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presentation:notes style:page-layout-name="PM0">
        <draw:page-thumbnail presentation:style-name="canonical_25_20master_25_20deck6-title" draw:layer="backgroundobjects" svg:width="14.848cm" svg:height="11.136cm" svg:x="3.075cm" svg:y="2.257cm" presentation:class="page"/>
        <draw:frame presentation:style-name="canonical_25_20master_25_20deck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7" style:display-name="canonical%20master%20deck7" style:page-layout-name="PM1" draw:style-name="Mdp2">
      <draw:frame presentation:style-name="Mpr18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canonical_25_20master_25_20deck7-outline1" draw:layer="backgroundobjects" svg:width="21.989cm" svg:height="12.18cm" svg:x="1.979cm" svg:y="4.345cm" presentation:class="outline" presentation:placeholder="true">
        <draw:text-box/>
      </draw:frame>
      <draw:frame draw:style-name="Mgr4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19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/text:p>
        </draw:text-box>
      </draw:frame>
      <presentation:notes style:page-layout-name="PM0">
        <draw:page-thumbnail presentation:style-name="canonical_25_20master_25_20deck7-title" draw:layer="backgroundobjects" svg:width="14.848cm" svg:height="11.136cm" svg:x="3.075cm" svg:y="2.257cm" presentation:class="page"/>
        <draw:frame presentation:style-name="canonical_25_20master_25_20deck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_25_20master_25_20deck8" style:display-name="canonical%20master%20deck8" style:page-layout-name="PM1" draw:style-name="Mdp2">
      <draw:frame draw:style-name="Mgr4" draw:text-style-name="MP3" draw:layer="backgroundobjects" svg:width="24.089cm" svg:height="16.487cm" svg:x="1.972cm" svg:y="2.722cm">
        <draw:image xlink:href="Pictures/1000000000000589000003CE7AC8834D.jpg" xlink:type="simple" xlink:show="embed" xlink:actuate="onLoad">
          <text:p/>
        </draw:image>
      </draw:frame>
      <draw:rect presentation:style-name="Mpr22" draw:text-style-name="MP3" draw:layer="backgroundobjects" svg:width="12.173cm" svg:height="16.244cm" svg:x="14.044cm" svg:y="2.847cm">
        <text:p text:style-name="MP3"><text:s/></text:p>
      </draw:rect>
      <draw:frame draw:style-name="Mgr4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23" draw:text-style-name="MP5" draw:layer="backgroundobjects" svg:width="13.637cm" svg:height="0.45cm" svg:x="1.948cm" svg:y="19.855cm">
        <draw:text-box>
          <text:p text:style-name="MP4"><text:span text:style-name="MT2"><text:page-number>&lt;number&gt;</text:page-number></text:span><text:span text:style-name="MT2"> </text:span></text:p>
        </draw:text-box>
      </draw:frame>
      <draw:frame presentation:style-name="canonical_25_20master_25_20deck8-title" draw:layer="backgroundobjects" svg:width="22.232cm" svg:height="1.297cm" svg:x="1.913cm" svg:y="0.783cm" presentation:class="title" presentation:placeholder="true">
        <draw:text-box/>
      </draw:frame>
      <draw:frame presentation:style-name="canonical_25_20master_25_20deck8-outline1" draw:layer="backgroundobjects" svg:width="10.321cm" svg:height="12.18cm" svg:x="14.737cm" svg:y="4.4cm" presentation:class="outline" presentation:placeholder="true">
        <draw:text-box/>
      </draw:frame>
      <draw:frame draw:style-name="Mgr4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3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presentation:notes style:page-layout-name="PM0">
        <draw:page-thumbnail presentation:style-name="canonical_25_20master_25_20deck8-title" draw:layer="backgroundobjects" svg:width="14.848cm" svg:height="11.136cm" svg:x="3.075cm" svg:y="2.257cm" presentation:class="page"/>
        <draw:frame presentation:style-name="canonical_25_20master_25_20deck8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5:21:21.514393105</meta:creation-date>
    <meta:editing-duration>P1DT13H58M2S</meta:editing-duration>
    <meta:editing-cycles>46</meta:editing-cycles>
    <meta:generator>LibreOffice/4.1.1.2$Linux_X86_64 LibreOffice_project/410m0$Build-2</meta:generator>
    <dc:title>canonical master deck</dc:title>
    <meta:initial-creator>John Johansen</meta:initial-creator>
    <dc:date>2013-09-19T14:38:35.088674958</dc:date>
    <dc:creator>John Johansen</dc:creator>
    <meta:document-statistic meta:object-count="575"/>
    <meta:template xlink:type="simple" xlink:actuate="onRequest" xlink:title="canonical master deck" xlink:href="../../.config/libreoffice/4/user/template/canonical%20master%20deck.otp" meta:date="2013-09-17T15:21:21.185141133"/>
  </office:meta>
</office:document-meta>
</file>